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96">
            <text:p>19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48">
            <text:p>34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15">
            <text:p>41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348">
            <text:p>1934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396">
            <text:p>203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4598">
            <text:p>2459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4">
            <text:p>2021-03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1 - 1.29)">
            <text:p>(1.01 - 1.2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3">
            <text:p>1.1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37">
            <text:p>-37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351911736731976">
            <text:p>-0.0035191174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87707362220989">
            <text:p>0.9877073622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166.5">
            <text:p>-166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24812593703148">
            <text:p>-0.0124812594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56620924601417">
            <text:p>0.9566209246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33.5">
            <text:p>-33.5</text:p>
          </table:table-cell>
          <table:table-cell office:value-type="float" office:value="-295.25">
            <text:p>-295.25</text:p>
          </table:table-cell>
          <table:table-cell office:value-type="float" office:value="-57.375">
            <text:p>-57.375</text:p>
          </table:table-cell>
          <table:table-cell office:value-type="float" office:value="-0.0032533747693503">
            <text:p>-0.0032533748</text:p>
          </table:table-cell>
          <table:table-cell office:value-type="float" office:value="-0.0219974668454776">
            <text:p>-0.0219974668</text:p>
          </table:table-cell>
          <table:table-cell office:value-type="float" office:value="-0.00307097361237489">
            <text:p>-0.0030709736</text:p>
          </table:table-cell>
          <table:table-cell office:value-type="float" office:value="0.988633933824158">
            <text:p>0.9886339338</text:p>
          </table:table-cell>
          <table:table-cell office:value-type="float" office:value="0.92395728759416">
            <text:p>0.9239572876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31.1624598433968">
            <text:p>-31.1624598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05">
            <text:p>805</text:p>
          </table:table-cell>
          <table:table-cell office:value-type="float" office:value="9658">
            <text:p>9658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22.25">
            <text:p>-122.25</text:p>
          </table:table-cell>
          <table:table-cell office:value-type="float" office:value="-269.375">
            <text:p>-269.375</text:p>
          </table:table-cell>
          <table:table-cell office:value-type="float" office:value="-139.125">
            <text:p>-139.125</text:p>
          </table:table-cell>
          <table:table-cell office:value-type="float" office:value="-0.012657900186374">
            <text:p>-0.0126579002</text:p>
          </table:table-cell>
          <table:table-cell office:value-type="float" office:value="-0.0211856075501376">
            <text:p>-0.0211856076</text:p>
          </table:table-cell>
          <table:table-cell office:value-type="float" office:value="-0.00714964797779948">
            <text:p>-0.007149648</text:p>
          </table:table-cell>
          <table:table-cell office:value-type="float" office:value="0.956011385324462">
            <text:p>0.9560113853</text:p>
          </table:table-cell>
          <table:table-cell office:value-type="float" office:value="0.926730080310364">
            <text:p>0.9267300803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32.370023048258">
            <text:p>-32.370023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94">
            <text:p>9194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6">
            <text:p>-16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0174026539047205">
            <text:p>-0.0017402654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93915007039661">
            <text:p>0.993915007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9122">
            <text:p>9122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85.75">
            <text:p>-85.75</text:p>
          </table:table-cell>
          <table:table-cell office:value-type="float" office:value="-181.375">
            <text:p>-181.375</text:p>
          </table:table-cell>
          <table:table-cell office:value-type="float" office:value="-269.125">
            <text:p>-269.125</text:p>
          </table:table-cell>
          <table:table-cell office:value-type="float" office:value="-0.0094003508002631">
            <text:p>-0.0094003508</text:p>
          </table:table-cell>
          <table:table-cell office:value-type="float" office:value="-0.0138222069806432">
            <text:p>-0.013822207</text:p>
          </table:table-cell>
          <table:table-cell office:value-type="float" office:value="-0.0149538812024226">
            <text:p>-0.0149538812</text:p>
          </table:table-cell>
          <table:table-cell office:value-type="float" office:value="0.967271970725608">
            <text:p>0.9672719707</text:p>
          </table:table-cell>
          <table:table-cell office:value-type="float" office:value="0.951996740243148">
            <text:p>0.9519967402</text:p>
          </table:table-cell>
          <table:table-cell office:value-type="float" office:value="0.948099708175033">
            <text:p>0.9480997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705">
            <text:p>8705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189.875">
            <text:p>-189.875</text:p>
          </table:table-cell>
          <table:table-cell office:value-type="float" office:value="-237.25">
            <text:p>-237.25</text:p>
          </table:table-cell>
          <table:table-cell office:value-type="float" office:value="-337.5">
            <text:p>-337.5</text:p>
          </table:table-cell>
          <table:table-cell office:value-type="float" office:value="-0.0218121769098219">
            <text:p>-0.0218121769</text:p>
          </table:table-cell>
          <table:table-cell office:value-type="float" office:value="-0.0180583041558837">
            <text:p>-0.0180583042</text:p>
          </table:table-cell>
          <table:table-cell office:value-type="float" office:value="-0.0185531306690121">
            <text:p>-0.0185531307</text:p>
          </table:table-cell>
          <table:table-cell office:value-type="float" office:value="0.924589892096252">
            <text:p>0.9245898921</text:p>
          </table:table-cell>
          <table:table-cell office:value-type="float" office:value="0.93743509605842">
            <text:p>0.9374350961</text:p>
          </table:table-cell>
          <table:table-cell office:value-type="float" office:value="0.935738711227395">
            <text:p>0.9357387112</text:p>
          </table:table-cell>
          <table:table-cell office:value-type="float" office:value="-31.4301444277692">
            <text:p>-31.43014442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9165">
            <text:p>9165</text:p>
          </table:table-cell>
          <table:table-cell office:value-type="float" office:value="12412">
            <text:p>12412</text:p>
          </table:table-cell>
          <table:table-cell office:value-type="float" office:value="17138">
            <text:p>17138</text:p>
          </table:table-cell>
          <table:table-cell office:value-type="float" office:value="-134.375">
            <text:p>-134.375</text:p>
          </table:table-cell>
          <table:table-cell office:value-type="float" office:value="-141">
            <text:p>-141</text:p>
          </table:table-cell>
          <table:table-cell office:value-type="float" office:value="-346.5">
            <text:p>-346.5</text:p>
          </table:table-cell>
          <table:table-cell office:value-type="float" office:value="-0.0146617566830333">
            <text:p>-0.0146617567</text:p>
          </table:table-cell>
          <table:table-cell office:value-type="float" office:value="-0.0113599742184982">
            <text:p>-0.0113599742</text:p>
          </table:table-cell>
          <table:table-cell office:value-type="float" office:value="-0.0202182284980745">
            <text:p>-0.0202182285</text:p>
          </table:table-cell>
          <table:table-cell office:value-type="float" office:value="0.949105187143087">
            <text:p>0.9491051871</text:p>
          </table:table-cell>
          <table:table-cell office:value-type="float" office:value="0.960493026303176">
            <text:p>0.9604930263</text:p>
          </table:table-cell>
          <table:table-cell office:value-type="float" office:value="0.930037402713396">
            <text:p>0.9300374027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355261969506">
            <text:p>-33.93552619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1187">
            <text:p>1187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265">
            <text:p>9265</text:p>
          </table:table-cell>
          <table:table-cell office:value-type="float" office:value="12189">
            <text:p>12189</text:p>
          </table:table-cell>
          <table:table-cell office:value-type="float" office:value="17158">
            <text:p>17158</text:p>
          </table:table-cell>
          <table:table-cell office:value-type="float" office:value="-86.875">
            <text:p>-86.875</text:p>
          </table:table-cell>
          <table:table-cell office:value-type="float" office:value="-134">
            <text:p>-134</text:p>
          </table:table-cell>
          <table:table-cell office:value-type="float" office:value="-378.5">
            <text:p>-378.5</text:p>
          </table:table-cell>
          <table:table-cell office:value-type="float" office:value="-0.00937668645439827">
            <text:p>-0.0093766865</text:p>
          </table:table-cell>
          <table:table-cell office:value-type="float" office:value="-0.0109935187464107">
            <text:p>-0.0109935187</text:p>
          </table:table-cell>
          <table:table-cell office:value-type="float" office:value="-0.0220596806154563">
            <text:p>-0.0220596806</text:p>
          </table:table-cell>
          <table:table-cell office:value-type="float" office:value="0.96735392501738">
            <text:p>0.967353925</text:p>
          </table:table-cell>
          <table:table-cell office:value-type="float" office:value="0.961759564998241">
            <text:p>0.961759565</text:p>
          </table:table-cell>
          <table:table-cell office:value-type="float" office:value="0.92374491168326">
            <text:p>0.9237449117</text:p>
          </table:table-cell>
          <table:table-cell table:number-columns-repeated="2" office:value-type="float" office:value="0">
            <text:p>0</text:p>
          </table:table-cell>
          <table:table-cell office:value-type="float" office:value="-31.0735892571914">
            <text:p>-31.073589257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9038">
            <text:p>9038</text:p>
          </table:table-cell>
          <table:table-cell office:value-type="float" office:value="13010">
            <text:p>13010</text:p>
          </table:table-cell>
          <table:table-cell office:value-type="float" office:value="17997">
            <text:p>17997</text:p>
          </table:table-cell>
          <table:table-cell office:value-type="float" office:value="-56.875">
            <text:p>-56.875</text:p>
          </table:table-cell>
          <table:table-cell office:value-type="float" office:value="-175.625">
            <text:p>-175.625</text:p>
          </table:table-cell>
          <table:table-cell office:value-type="float" office:value="-269.125">
            <text:p>-269.125</text:p>
          </table:table-cell>
          <table:table-cell office:value-type="float" office:value="-0.00629287452976322">
            <text:p>-0.0062928745</text:p>
          </table:table-cell>
          <table:table-cell office:value-type="float" office:value="-0.0134992313604919">
            <text:p>-0.0134992314</text:p>
          </table:table-cell>
          <table:table-cell office:value-type="float" office:value="-0.0149538812024226">
            <text:p>-0.0149538812</text:p>
          </table:table-cell>
          <table:table-cell office:value-type="float" office:value="0.97805255567473">
            <text:p>0.9780525557</text:p>
          </table:table-cell>
          <table:table-cell office:value-type="float" office:value="0.953109859563034">
            <text:p>0.9531098596</text:p>
          </table:table-cell>
          <table:table-cell office:value-type="float" office:value="0.948099708175033">
            <text:p>0.9480997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8826">
            <text:p>8826</text:p>
          </table:table-cell>
          <table:table-cell office:value-type="float" office:value="11642">
            <text:p>11642</text:p>
          </table:table-cell>
          <table:table-cell office:value-type="float" office:value="18290">
            <text:p>18290</text:p>
          </table:table-cell>
          <table:table-cell office:value-type="float" office:value="-128.75">
            <text:p>-128.75</text:p>
          </table:table-cell>
          <table:table-cell office:value-type="float" office:value="-50.125">
            <text:p>-50.125</text:p>
          </table:table-cell>
          <table:table-cell office:value-type="float" office:value="-308.5">
            <text:p>-308.5</text:p>
          </table:table-cell>
          <table:table-cell office:value-type="float" office:value="-0.0145875821436664">
            <text:p>-0.0145875821</text:p>
          </table:table-cell>
          <table:table-cell office:value-type="float" office:value="-0.00430553169558495">
            <text:p>-0.0043055317</text:p>
          </table:table-cell>
          <table:table-cell office:value-type="float" office:value="-0.016867140513942">
            <text:p>-0.0168671405</text:p>
          </table:table-cell>
          <table:table-cell office:value-type="float" office:value="0.949360545700652">
            <text:p>0.9493605457</text:p>
          </table:table-cell>
          <table:table-cell office:value-type="float" office:value="0.984966972767689">
            <text:p>0.9849669728</text:p>
          </table:table-cell>
          <table:table-cell office:value-type="float" office:value="0.941522629042272">
            <text:p>0.9415226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472">
            <text:p>8472</text:p>
          </table:table-cell>
          <table:table-cell office:value-type="float" office:value="11606">
            <text:p>11606</text:p>
          </table:table-cell>
          <table:table-cell office:value-type="float" office:value="16605">
            <text:p>16605</text:p>
          </table:table-cell>
          <table:table-cell office:value-type="float" office:value="-36.25">
            <text:p>-36.25</text:p>
          </table:table-cell>
          <table:table-cell office:value-type="float" office:value="-191.5">
            <text:p>-191.5</text:p>
          </table:table-cell>
          <table:table-cell office:value-type="float" office:value="-189.375">
            <text:p>-189.375</text:p>
          </table:table-cell>
          <table:table-cell office:value-type="float" office:value="-0.00427880075542965">
            <text:p>-0.0042788008</text:p>
          </table:table-cell>
          <table:table-cell office:value-type="float" office:value="-0.0165000861623298">
            <text:p>-0.0165000862</text:p>
          </table:table-cell>
          <table:table-cell office:value-type="float" office:value="-0.0114046973803071">
            <text:p>-0.0114046974</text:p>
          </table:table-cell>
          <table:table-cell office:value-type="float" office:value="0.985060081302369">
            <text:p>0.9850600813</text:p>
          </table:table-cell>
          <table:table-cell office:value-type="float" office:value="0.94278331400484">
            <text:p>0.942783314</text:p>
          </table:table-cell>
          <table:table-cell office:value-type="float" office:value="0.960338490728704">
            <text:p>0.9603384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290">
            <text:p>8290</text:p>
          </table:table-cell>
          <table:table-cell office:value-type="float" office:value="11768">
            <text:p>11768</text:p>
          </table:table-cell>
          <table:table-cell office:value-type="float" office:value="16631">
            <text:p>16631</text:p>
          </table:table-cell>
          <table:table-cell office:value-type="float" office:value="-42">
            <text:p>-42</text:p>
          </table:table-cell>
          <table:table-cell office:value-type="float" office:value="-81.5">
            <text:p>-81.5</text:p>
          </table:table-cell>
          <table:table-cell office:value-type="float" office:value="-205.125">
            <text:p>-205.125</text:p>
          </table:table-cell>
          <table:table-cell office:value-type="float" office:value="-0.00506634499396864">
            <text:p>-0.005066345</text:p>
          </table:table-cell>
          <table:table-cell office:value-type="float" office:value="-0.00692556084296397">
            <text:p>-0.0069255608</text:p>
          </table:table-cell>
          <table:table-cell office:value-type="float" office:value="-0.0123338945343034">
            <text:p>-0.0123338945</text:p>
          </table:table-cell>
          <table:table-cell office:value-type="float" office:value="0.982318101510242">
            <text:p>0.9823181015</text:p>
          </table:table-cell>
          <table:table-cell office:value-type="float" office:value="0.975854545299886">
            <text:p>0.9758545453</text:p>
          </table:table-cell>
          <table:table-cell office:value-type="float" office:value="0.957129534040529">
            <text:p>0.9571295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006">
            <text:p>8006</text:p>
          </table:table-cell>
          <table:table-cell office:value-type="float" office:value="11632">
            <text:p>11632</text:p>
          </table:table-cell>
          <table:table-cell office:value-type="float" office:value="17313">
            <text:p>17313</text:p>
          </table:table-cell>
          <table:table-cell office:value-type="float" office:value="-163.5">
            <text:p>-163.5</text:p>
          </table:table-cell>
          <table:table-cell office:value-type="float" office:value="-75.25">
            <text:p>-75.25</text:p>
          </table:table-cell>
          <table:table-cell office:value-type="float" office:value="-175.75">
            <text:p>-175.75</text:p>
          </table:table-cell>
          <table:table-cell office:value-type="float" office:value="-0.0204221833624781">
            <text:p>-0.0204221834</text:p>
          </table:table-cell>
          <table:table-cell office:value-type="float" office:value="-0.00646922283356259">
            <text:p>-0.0064692228</text:p>
          </table:table-cell>
          <table:table-cell office:value-type="float" office:value="-0.0101513313694911">
            <text:p>-0.0101513314</text:p>
          </table:table-cell>
          <table:table-cell office:value-type="float" office:value="0.929339806754976">
            <text:p>0.9293398068</text:p>
          </table:table-cell>
          <table:table-cell office:value-type="float" office:value="0.977439747736909">
            <text:p>0.9774397477</text:p>
          </table:table-cell>
          <table:table-cell office:value-type="float" office:value="0.964672317282784">
            <text:p>0.9646723173</text:p>
          </table:table-cell>
          <table:table-cell office:value-type="float" office:value="-33.5931295445383">
            <text:p>-33.5931295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204">
            <text:p>8204</text:p>
          </table:table-cell>
          <table:table-cell office:value-type="float" office:value="11195">
            <text:p>11195</text:p>
          </table:table-cell>
          <table:table-cell office:value-type="float" office:value="15882">
            <text:p>15882</text:p>
          </table:table-cell>
          <table:table-cell office:value-type="float" office:value="-157.75">
            <text:p>-157.75</text:p>
          </table:table-cell>
          <table:table-cell office:value-type="float" office:value="-198.25">
            <text:p>-198.25</text:p>
          </table:table-cell>
          <table:table-cell office:value-type="float" office:value="-163.25">
            <text:p>-163.25</text:p>
          </table:table-cell>
          <table:table-cell office:value-type="float" office:value="-0.0192284251584593">
            <text:p>-0.0192284252</text:p>
          </table:table-cell>
          <table:table-cell office:value-type="float" office:value="-0.0177087985707905">
            <text:p>-0.0177087986</text:p>
          </table:table-cell>
          <table:table-cell office:value-type="float" office:value="-0.0102789321244176">
            <text:p>-0.0102789321</text:p>
          </table:table-cell>
          <table:table-cell office:value-type="float" office:value="0.933425187320178">
            <text:p>0.9334251873</text:p>
          </table:table-cell>
          <table:table-cell office:value-type="float" office:value="0.938633864034002">
            <text:p>0.938633864</text:p>
          </table:table-cell>
          <table:table-cell office:value-type="float" office:value="0.964230824197951">
            <text:p>0.96423082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8380">
            <text:p>8380</text:p>
          </table:table-cell>
          <table:table-cell office:value-type="float" office:value="10883">
            <text:p>10883</text:p>
          </table:table-cell>
          <table:table-cell office:value-type="float" office:value="15550">
            <text:p>15550</text:p>
          </table:table-cell>
          <table:table-cell office:value-type="float" office:value="-50.75">
            <text:p>-50.75</text:p>
          </table:table-cell>
          <table:table-cell office:value-type="float" office:value="-118.5">
            <text:p>-118.5</text:p>
          </table:table-cell>
          <table:table-cell office:value-type="float" office:value="-299.5">
            <text:p>-299.5</text:p>
          </table:table-cell>
          <table:table-cell office:value-type="float" office:value="-0.00605608591885442">
            <text:p>-0.0060560859</text:p>
          </table:table-cell>
          <table:table-cell office:value-type="float" office:value="-0.0108885417623817">
            <text:p>-0.0108885418</text:p>
          </table:table-cell>
          <table:table-cell office:value-type="float" office:value="-0.0192604501607717">
            <text:p>-0.0192604502</text:p>
          </table:table-cell>
          <table:table-cell office:value-type="float" office:value="0.978875584590256">
            <text:p>0.9788755846</text:p>
          </table:table-cell>
          <table:table-cell office:value-type="float" office:value="0.962122482101418">
            <text:p>0.9621224821</text:p>
          </table:table-cell>
          <table:table-cell office:value-type="float" office:value="0.933315515720474">
            <text:p>0.9333155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914">
            <text:p>914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8311">
            <text:p>8311</text:p>
          </table:table-cell>
          <table:table-cell office:value-type="float" office:value="12082">
            <text:p>12082</text:p>
          </table:table-cell>
          <table:table-cell office:value-type="float" office:value="16533">
            <text:p>16533</text:p>
          </table:table-cell>
          <table:table-cell office:value-type="float" office:value="-22.5">
            <text:p>-22.5</text:p>
          </table:table-cell>
          <table:table-cell office:value-type="float" office:value="-59">
            <text:p>-59</text:p>
          </table:table-cell>
          <table:table-cell office:value-type="float" office:value="-206">
            <text:p>-206</text:p>
          </table:table-cell>
          <table:table-cell office:value-type="float" office:value="-0.00270725544459151">
            <text:p>-0.0027072554</text:p>
          </table:table-cell>
          <table:table-cell office:value-type="float" office:value="-0.00488329746730674">
            <text:p>-0.0048832975</text:p>
          </table:table-cell>
          <table:table-cell office:value-type="float" office:value="-0.0124599286275933">
            <text:p>-0.0124599286</text:p>
          </table:table-cell>
          <table:table-cell office:value-type="float" office:value="0.990538971238733">
            <text:p>0.9905389712</text:p>
          </table:table-cell>
          <table:table-cell office:value-type="float" office:value="0.982955198188969">
            <text:p>0.9829551982</text:p>
          </table:table-cell>
          <table:table-cell office:value-type="float" office:value="0.956694539453377">
            <text:p>0.9566945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006">
            <text:p>8006</text:p>
          </table:table-cell>
          <table:table-cell office:value-type="float" office:value="11294">
            <text:p>11294</text:p>
          </table:table-cell>
          <table:table-cell office:value-type="float" office:value="17490">
            <text:p>17490</text:p>
          </table:table-cell>
          <table:table-cell office:value-type="float" office:value="-163.5">
            <text:p>-163.5</text:p>
          </table:table-cell>
          <table:table-cell office:value-type="float" office:value="-9.75">
            <text:p>-9.75</text:p>
          </table:table-cell>
          <table:table-cell office:value-type="float" office:value="-221.125">
            <text:p>-221.125</text:p>
          </table:table-cell>
          <table:table-cell office:value-type="float" office:value="-0.0204221833624781">
            <text:p>-0.0204221834</text:p>
          </table:table-cell>
          <table:table-cell office:value-type="float" office:value="-0.000863290242606694">
            <text:p>-0.0008632902</text:p>
          </table:table-cell>
          <table:table-cell office:value-type="float" office:value="-0.0126429388221841">
            <text:p>-0.0126429388</text:p>
          </table:table-cell>
          <table:table-cell office:value-type="float" office:value="0.929339806754976">
            <text:p>0.9293398068</text:p>
          </table:table-cell>
          <table:table-cell office:value-type="float" office:value="0.996979944880161">
            <text:p>0.9969799449</text:p>
          </table:table-cell>
          <table:table-cell office:value-type="float" office:value="0.956063008170396">
            <text:p>0.9560630082</text:p>
          </table:table-cell>
          <table:table-cell office:value-type="float" office:value="-33.5931295445383">
            <text:p>-33.5931295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8140">
            <text:p>8140</text:p>
          </table:table-cell>
          <table:table-cell office:value-type="float" office:value="10512">
            <text:p>10512</text:p>
          </table:table-cell>
          <table:table-cell office:value-type="float" office:value="15741">
            <text:p>15741</text:p>
          </table:table-cell>
          <table:table-cell office:value-type="float" office:value="-167.5">
            <text:p>-167.5</text:p>
          </table:table-cell>
          <table:table-cell office:value-type="float" office:value="128.125">
            <text:p>128.125</text:p>
          </table:table-cell>
          <table:table-cell office:value-type="float" office:value="-183.875">
            <text:p>-183.875</text:p>
          </table:table-cell>
          <table:table-cell office:value-type="float" office:value="-0.0205773955773956">
            <text:p>-0.0205773956</text:p>
          </table:table-cell>
          <table:table-cell office:value-type="float" office:value="0.0121884512937595">
            <text:p>0.0121884513</text:p>
          </table:table-cell>
          <table:table-cell office:value-type="float" office:value="-0.0116812781907122">
            <text:p>-0.0116812782</text:p>
          </table:table-cell>
          <table:table-cell office:value-type="float" office:value="0.928809036728263">
            <text:p>0.9288090367</text:p>
          </table:table-cell>
          <table:table-cell office:value-type="float" office:value="1.04295075388424">
            <text:p>1.0429507539</text:p>
          </table:table-cell>
          <table:table-cell office:value-type="float" office:value="0.959382972762438">
            <text:p>0.9593829728</text:p>
          </table:table-cell>
          <table:table-cell office:value-type="float" office:value="-33.3371093010382">
            <text:p>-33.3371093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85">
            <text:p>1085</text:p>
          </table:table-cell>
          <table:table-cell office:value-type="float" office:value="7961">
            <text:p>7961</text:p>
          </table:table-cell>
          <table:table-cell office:value-type="float" office:value="10780">
            <text:p>10780</text:p>
          </table:table-cell>
          <table:table-cell office:value-type="float" office:value="14910">
            <text:p>14910</text:p>
          </table:table-cell>
          <table:table-cell office:value-type="float" office:value="169.5">
            <text:p>169.5</text:p>
          </table:table-cell>
          <table:table-cell office:value-type="float" office:value="-90">
            <text:p>-90</text:p>
          </table:table-cell>
          <table:table-cell office:value-type="float" office:value="-60.875">
            <text:p>-60.875</text:p>
          </table:table-cell>
          <table:table-cell office:value-type="float" office:value="0.0212912950634342">
            <text:p>0.0212912951</text:p>
          </table:table-cell>
          <table:table-cell office:value-type="float" office:value="-0.00834879406307978">
            <text:p>-0.0083487941</text:p>
          </table:table-cell>
          <table:table-cell office:value-type="float" office:value="-0.00408283031522468">
            <text:p>-0.0040828303</text:p>
          </table:table-cell>
          <table:table-cell office:value-type="float" office:value="1.07540803844316">
            <text:p>1.0754080384</text:p>
          </table:table-cell>
          <table:table-cell office:value-type="float" office:value="0.970915837409344">
            <text:p>0.9709158374</text:p>
          </table:table-cell>
          <table:table-cell office:value-type="float" office:value="0.985742766123344">
            <text:p>0.9857427661</text:p>
          </table:table-cell>
          <table:table-cell office:value-type="float" office:value="32.9007826601921">
            <text:p>32.90078266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896">
            <text:p>7896</text:p>
          </table:table-cell>
          <table:table-cell office:value-type="float" office:value="10544">
            <text:p>10544</text:p>
          </table:table-cell>
          <table:table-cell office:value-type="float" office:value="16162">
            <text:p>16162</text:p>
          </table:table-cell>
          <table:table-cell office:value-type="float" office:value="-2.25">
            <text:p>-2.25</text:p>
          </table:table-cell>
          <table:table-cell office:value-type="float" office:value="-183.75">
            <text:p>-183.75</text:p>
          </table:table-cell>
          <table:table-cell office:value-type="float" office:value="-93">
            <text:p>-93</text:p>
          </table:table-cell>
          <table:table-cell office:value-type="float" office:value="-0.000284954407294833">
            <text:p>-0.0002849544</text:p>
          </table:table-cell>
          <table:table-cell office:value-type="float" office:value="-0.0174269726858877">
            <text:p>-0.0174269727</text:p>
          </table:table-cell>
          <table:table-cell office:value-type="float" office:value="-0.0057542383368395">
            <text:p>-0.0057542383</text:p>
          </table:table-cell>
          <table:table-cell office:value-type="float" office:value="0.999002818724536">
            <text:p>0.9990028187</text:p>
          </table:table-cell>
          <table:table-cell office:value-type="float" office:value="0.939600846378303">
            <text:p>0.9396008464</text:p>
          </table:table-cell>
          <table:table-cell office:value-type="float" office:value="0.979925063888383">
            <text:p>0.97992506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8088">
            <text:p>8088</text:p>
          </table:table-cell>
          <table:table-cell office:value-type="float" office:value="10404">
            <text:p>10404</text:p>
          </table:table-cell>
          <table:table-cell office:value-type="float" office:value="15124">
            <text:p>15124</text:p>
          </table:table-cell>
          <table:table-cell office:value-type="float" office:value="-242.5">
            <text:p>-242.5</text:p>
          </table:table-cell>
          <table:table-cell office:value-type="float" office:value="-301.625">
            <text:p>-301.625</text:p>
          </table:table-cell>
          <table:table-cell office:value-type="float" office:value="-9.5">
            <text:p>-9.5</text:p>
          </table:table-cell>
          <table:table-cell office:value-type="float" office:value="-0.0299826904055391">
            <text:p>-0.0299826904</text:p>
          </table:table-cell>
          <table:table-cell office:value-type="float" office:value="-0.0289912533640907">
            <text:p>-0.0289912534</text:p>
          </table:table-cell>
          <table:table-cell office:value-type="float" office:value="-0.000628140703517588">
            <text:p>-0.0006281407</text:p>
          </table:table-cell>
          <table:table-cell office:value-type="float" office:value="0.896822548559564">
            <text:p>0.8968225486</text:p>
          </table:table-cell>
          <table:table-cell office:value-type="float" office:value="0.900177979058059">
            <text:p>0.9001779791</text:p>
          </table:table-cell>
          <table:table-cell office:value-type="float" office:value="0.997802280876746">
            <text:p>0.9978022809</text:p>
          </table:table-cell>
          <table:table-cell office:value-type="float" office:value="-22.7699130082957">
            <text:p>-22.7699130083</text:p>
          </table:table-cell>
          <table:table-cell office:value-type="float" office:value="-23.560565095682">
            <text:p>-23.5605650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7636">
            <text:p>7636</text:p>
          </table:table-cell>
          <table:table-cell office:value-type="float" office:value="10427">
            <text:p>10427</text:p>
          </table:table-cell>
          <table:table-cell office:value-type="float" office:value="15545">
            <text:p>15545</text:p>
          </table:table-cell>
          <table:table-cell office:value-type="float" office:value="-171">
            <text:p>-171</text:p>
          </table:table-cell>
          <table:table-cell office:value-type="float" office:value="60.375">
            <text:p>60.375</text:p>
          </table:table-cell>
          <table:table-cell office:value-type="float" office:value="187.625">
            <text:p>187.625</text:p>
          </table:table-cell>
          <table:table-cell office:value-type="float" office:value="-0.0223939235201676">
            <text:p>-0.0223939235</text:p>
          </table:table-cell>
          <table:table-cell office:value-type="float" office:value="0.00579025606598255">
            <text:p>0.0057902561</text:p>
          </table:table-cell>
          <table:table-cell office:value-type="float" office:value="0.012069797362496">
            <text:p>0.0120697974</text:p>
          </table:table-cell>
          <table:table-cell office:value-type="float" office:value="0.922604183788242">
            <text:p>0.9226041838</text:p>
          </table:table-cell>
          <table:table-cell office:value-type="float" office:value="1.02033160927895">
            <text:p>1.0203316093</text:p>
          </table:table-cell>
          <table:table-cell office:value-type="float" office:value="1.04252982358514">
            <text:p>1.0425298236</text:p>
          </table:table-cell>
          <table:table-cell office:value-type="float" office:value="-30.6045852741386">
            <text:p>-30.60458527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1">
            <text:p>361</text:p>
          </table:table-cell>
          <table:table-cell office:value-type="float" office:value="7308">
            <text:p>7308</text:p>
          </table:table-cell>
          <table:table-cell office:value-type="float" office:value="10923">
            <text:p>10923</text:p>
          </table:table-cell>
          <table:table-cell office:value-type="float" office:value="17327">
            <text:p>17327</text:p>
          </table:table-cell>
          <table:table-cell office:value-type="float" office:value="82">
            <text:p>82</text:p>
          </table:table-cell>
          <table:table-cell office:value-type="float" office:value="-202.25">
            <text:p>-202.25</text:p>
          </table:table-cell>
          <table:table-cell office:value-type="float" office:value="319.375">
            <text:p>319.375</text:p>
          </table:table-cell>
          <table:table-cell office:value-type="float" office:value="0.0112205801860974">
            <text:p>0.0112205802</text:p>
          </table:table-cell>
          <table:table-cell office:value-type="float" office:value="-0.0185159754646159">
            <text:p>-0.0185159755</text:p>
          </table:table-cell>
          <table:table-cell office:value-type="float" office:value="0.0184322156172448">
            <text:p>0.0184322156</text:p>
          </table:table-cell>
          <table:table-cell office:value-type="float" office:value="1.03951879743398">
            <text:p>1.0395187974</text:p>
          </table:table-cell>
          <table:table-cell office:value-type="float" office:value="0.93586605491476">
            <text:p>0.9358660549</text:p>
          </table:table-cell>
          <table:table-cell office:value-type="float" office:value="1.06517865794258">
            <text:p>1.06517865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7538">
            <text:p>7538</text:p>
          </table:table-cell>
          <table:table-cell office:value-type="float" office:value="11664">
            <text:p>11664</text:p>
          </table:table-cell>
          <table:table-cell office:value-type="float" office:value="16629">
            <text:p>16629</text:p>
          </table:table-cell>
          <table:table-cell office:value-type="float" office:value="-32">
            <text:p>-32</text:p>
          </table:table-cell>
          <table:table-cell office:value-type="float" office:value="-97.875">
            <text:p>-97.875</text:p>
          </table:table-cell>
          <table:table-cell office:value-type="float" office:value="350.625">
            <text:p>350.625</text:p>
          </table:table-cell>
          <table:table-cell office:value-type="float" office:value="-0.00424515786680817">
            <text:p>-0.0042451579</text:p>
          </table:table-cell>
          <table:table-cell office:value-type="float" office:value="-0.0083912037037037">
            <text:p>-0.0083912037</text:p>
          </table:table-cell>
          <table:table-cell office:value-type="float" office:value="0.0210851524445246">
            <text:p>0.0210851524</text:p>
          </table:table-cell>
          <table:table-cell office:value-type="float" office:value="0.985177269342187">
            <text:p>0.9851772693</text:p>
          </table:table-cell>
          <table:table-cell office:value-type="float" office:value="0.970768795144247">
            <text:p>0.9707687951</text:p>
          </table:table-cell>
          <table:table-cell office:value-type="float" office:value="1.07466941751691">
            <text:p>1.0746694175</text:p>
          </table:table-cell>
          <table:table-cell table:number-columns-repeated="2" office:value-type="float" office:value="0">
            <text:p>0</text:p>
          </table:table-cell>
          <table:table-cell office:value-type="float" office:value="33.2190780408734">
            <text:p>33.219078040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782">
            <text:p>7782</text:p>
          </table:table-cell>
          <table:table-cell office:value-type="float" office:value="11220">
            <text:p>11220</text:p>
          </table:table-cell>
          <table:table-cell office:value-type="float" office:value="16260">
            <text:p>16260</text:p>
          </table:table-cell>
          <table:table-cell office:value-type="float" office:value="6">
            <text:p>6</text:p>
          </table:table-cell>
          <table:table-cell office:value-type="float" office:value="-84.25">
            <text:p>-84.25</text:p>
          </table:table-cell>
          <table:table-cell office:value-type="float" office:value="411.375">
            <text:p>411.375</text:p>
          </table:table-cell>
          <table:table-cell office:value-type="float" office:value="0.000771010023130301">
            <text:p>0.00077101</text:p>
          </table:table-cell>
          <table:table-cell office:value-type="float" office:value="-0.00750891265597148">
            <text:p>-0.0075089127</text:p>
          </table:table-cell>
          <table:table-cell office:value-type="float" office:value="0.025299815498155">
            <text:p>0.0252998155</text:p>
          </table:table-cell>
          <table:table-cell office:value-type="float" office:value="1.00269970021561">
            <text:p>1.0026997002</text:p>
          </table:table-cell>
          <table:table-cell office:value-type="float" office:value="0.973829317891879">
            <text:p>0.9738293179</text:p>
          </table:table-cell>
          <table:table-cell office:value-type="float" office:value="1.08980391234545">
            <text:p>1.0898039123</text:p>
          </table:table-cell>
          <table:table-cell table:number-columns-repeated="2" office:value-type="float" office:value="0">
            <text:p>0</text:p>
          </table:table-cell>
          <table:table-cell office:value-type="float" office:value="27.7424519688584">
            <text:p>27.742451968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706">
            <text:p>7706</text:p>
          </table:table-cell>
          <table:table-cell office:value-type="float" office:value="10982">
            <text:p>10982</text:p>
          </table:table-cell>
          <table:table-cell office:value-type="float" office:value="16238">
            <text:p>16238</text:p>
          </table:table-cell>
          <table:table-cell office:value-type="float" office:value="62.75">
            <text:p>62.75</text:p>
          </table:table-cell>
          <table:table-cell office:value-type="float" office:value="164">
            <text:p>164</text:p>
          </table:table-cell>
          <table:table-cell office:value-type="float" office:value="266.875">
            <text:p>266.875</text:p>
          </table:table-cell>
          <table:table-cell office:value-type="float" office:value="0.00814300545029847">
            <text:p>0.0081430055</text:p>
          </table:table-cell>
          <table:table-cell office:value-type="float" office:value="0.0149335275906028">
            <text:p>0.0149335276</text:p>
          </table:table-cell>
          <table:table-cell office:value-type="float" office:value="0.016435213696268">
            <text:p>0.0164352137</text:p>
          </table:table-cell>
          <table:table-cell office:value-type="float" office:value="1.02863048381006">
            <text:p>1.0286304838</text:p>
          </table:table-cell>
          <table:table-cell office:value-type="float" office:value="1.05270444664986">
            <text:p>1.0527044466</text:p>
          </table:table-cell>
          <table:table-cell office:value-type="float" office:value="1.05805267578545">
            <text:p>1.0580526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7308">
            <text:p>7308</text:p>
          </table:table-cell>
          <table:table-cell office:value-type="float" office:value="11548">
            <text:p>11548</text:p>
          </table:table-cell>
          <table:table-cell office:value-type="float" office:value="17024">
            <text:p>17024</text:p>
          </table:table-cell>
          <table:table-cell office:value-type="float" office:value="82">
            <text:p>82</text:p>
          </table:table-cell>
          <table:table-cell office:value-type="float" office:value="222.875">
            <text:p>222.875</text:p>
          </table:table-cell>
          <table:table-cell office:value-type="float" office:value="244">
            <text:p>244</text:p>
          </table:table-cell>
          <table:table-cell office:value-type="float" office:value="0.0112205801860974">
            <text:p>0.0112205802</text:p>
          </table:table-cell>
          <table:table-cell office:value-type="float" office:value="0.019299878766886">
            <text:p>0.0192998788</text:p>
          </table:table-cell>
          <table:table-cell office:value-type="float" office:value="0.0143327067669173">
            <text:p>0.0143327068</text:p>
          </table:table-cell>
          <table:table-cell office:value-type="float" office:value="1.03951879743398">
            <text:p>1.0395187974</text:p>
          </table:table-cell>
          <table:table-cell office:value-type="float" office:value="1.06827964691212">
            <text:p>1.0682796469</text:p>
          </table:table-cell>
          <table:table-cell office:value-type="float" office:value="1.05056710959141">
            <text:p>1.05056710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7459">
            <text:p>7459</text:p>
          </table:table-cell>
          <table:table-cell office:value-type="float" office:value="11504">
            <text:p>11504</text:p>
          </table:table-cell>
          <table:table-cell office:value-type="float" office:value="16594">
            <text:p>16594</text:p>
          </table:table-cell>
          <table:table-cell office:value-type="float" office:value="19.125">
            <text:p>19.125</text:p>
          </table:table-cell>
          <table:table-cell office:value-type="float" office:value="-94.125">
            <text:p>-94.125</text:p>
          </table:table-cell>
          <table:table-cell office:value-type="float" office:value="245.125">
            <text:p>245.125</text:p>
          </table:table-cell>
          <table:table-cell office:value-type="float" office:value="0.00256401662421236">
            <text:p>0.0025640166</text:p>
          </table:table-cell>
          <table:table-cell office:value-type="float" office:value="-0.00818193671766342">
            <text:p>-0.0081819367</text:p>
          </table:table-cell>
          <table:table-cell office:value-type="float" office:value="0.0147719055080149">
            <text:p>0.0147719055</text:p>
          </table:table-cell>
          <table:table-cell office:value-type="float" office:value="1.00898694357999">
            <text:p>1.0089869436</text:p>
          </table:table-cell>
          <table:table-cell office:value-type="float" office:value="0.971494431901544">
            <text:p>0.9714944319</text:p>
          </table:table-cell>
          <table:table-cell office:value-type="float" office:value="1.05212935929503">
            <text:p>1.05212935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596">
            <text:p>7596</text:p>
          </table:table-cell>
          <table:table-cell office:value-type="float" office:value="11338">
            <text:p>11338</text:p>
          </table:table-cell>
          <table:table-cell office:value-type="float" office:value="17392">
            <text:p>17392</text:p>
          </table:table-cell>
          <table:table-cell office:value-type="float" office:value="16.5">
            <text:p>16.5</text:p>
          </table:table-cell>
          <table:table-cell office:value-type="float" office:value="239.5">
            <text:p>239.5</text:p>
          </table:table-cell>
          <table:table-cell office:value-type="float" office:value="-109.125">
            <text:p>-109.125</text:p>
          </table:table-cell>
          <table:table-cell office:value-type="float" office:value="0.00217219589257504">
            <text:p>0.0021721959</text:p>
          </table:table-cell>
          <table:table-cell office:value-type="float" office:value="0.0211236549656024">
            <text:p>0.021123655</text:p>
          </table:table-cell>
          <table:table-cell office:value-type="float" office:value="-0.0062744365225391">
            <text:p>-0.0062744365</text:p>
          </table:table-cell>
          <table:table-cell office:value-type="float" office:value="1.0076119337566">
            <text:p>1.0076119338</text:p>
          </table:table-cell>
          <table:table-cell office:value-type="float" office:value="1.07480736162586">
            <text:p>1.0748073616</text:p>
          </table:table-cell>
          <table:table-cell office:value-type="float" office:value="0.978116634536317">
            <text:p>0.9781166345</text:p>
          </table:table-cell>
          <table:table-cell office:value-type="float" office:value="0">
            <text:p>0</text:p>
          </table:table-cell>
          <table:table-cell office:value-type="float" office:value="33.1591562749766">
            <text:p>33.159156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396">
            <text:p>8396</text:p>
          </table:table-cell>
          <table:table-cell office:value-type="float" office:value="11336">
            <text:p>11336</text:p>
          </table:table-cell>
          <table:table-cell office:value-type="float" office:value="18665">
            <text:p>18665</text:p>
          </table:table-cell>
          <table:table-cell office:value-type="float" office:value="37.625">
            <text:p>37.625</text:p>
          </table:table-cell>
          <table:table-cell office:value-type="float" office:value="-42">
            <text:p>-42</text:p>
          </table:table-cell>
          <table:table-cell office:value-type="float" office:value="-70.125">
            <text:p>-70.125</text:p>
          </table:table-cell>
          <table:table-cell office:value-type="float" office:value="0.00448130061934254">
            <text:p>0.0044813006</text:p>
          </table:table-cell>
          <table:table-cell office:value-type="float" office:value="-0.00370501058574453">
            <text:p>-0.0037050106</text:p>
          </table:table-cell>
          <table:table-cell office:value-type="float" office:value="-0.00375703187784624">
            <text:p>-0.0037570319</text:p>
          </table:table-cell>
          <table:table-cell office:value-type="float" office:value="1.01572391299597">
            <text:p>1.015723913</text:p>
          </table:table-cell>
          <table:table-cell office:value-type="float" office:value="0.987059368072638">
            <text:p>0.9870593681</text:p>
          </table:table-cell>
          <table:table-cell office:value-type="float" office:value="0.986878054393059">
            <text:p>0.98687805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8842">
            <text:p>8842</text:p>
          </table:table-cell>
          <table:table-cell office:value-type="float" office:value="11872">
            <text:p>11872</text:p>
          </table:table-cell>
          <table:table-cell office:value-type="float" office:value="17636">
            <text:p>17636</text:p>
          </table:table-cell>
          <table:table-cell office:value-type="float" office:value="60.5">
            <text:p>60.5</text:p>
          </table:table-cell>
          <table:table-cell office:value-type="float" office:value="211.25">
            <text:p>211.25</text:p>
          </table:table-cell>
          <table:table-cell office:value-type="float" office:value="-91.25">
            <text:p>-91.25</text:p>
          </table:table-cell>
          <table:table-cell office:value-type="float" office:value="0.00684234336123049">
            <text:p>0.0068423434</text:p>
          </table:table-cell>
          <table:table-cell office:value-type="float" office:value="0.0177939690026954">
            <text:p>0.017793969</text:p>
          </table:table-cell>
          <table:table-cell office:value-type="float" office:value="-0.00517407575413926">
            <text:p>-0.0051740758</text:p>
          </table:table-cell>
          <table:table-cell office:value-type="float" office:value="1.02403996438315">
            <text:p>1.0240399644</text:p>
          </table:table-cell>
          <table:table-cell office:value-type="float" office:value="1.06289947716186">
            <text:p>1.0628994772</text:p>
          </table:table-cell>
          <table:table-cell office:value-type="float" office:value="0.981943206137935">
            <text:p>0.98194320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737">
            <text:p>8737</text:p>
          </table:table-cell>
          <table:table-cell office:value-type="float" office:value="11525">
            <text:p>11525</text:p>
          </table:table-cell>
          <table:table-cell office:value-type="float" office:value="15981">
            <text:p>15981</text:p>
          </table:table-cell>
          <table:table-cell office:value-type="float" office:value="-66.75">
            <text:p>-66.75</text:p>
          </table:table-cell>
          <table:table-cell office:value-type="float" office:value="-59">
            <text:p>-59</text:p>
          </table:table-cell>
          <table:table-cell office:value-type="float" office:value="241">
            <text:p>241</text:p>
          </table:table-cell>
          <table:table-cell office:value-type="float" office:value="-0.00763992217008126">
            <text:p>-0.0076399222</text:p>
          </table:table-cell>
          <table:table-cell office:value-type="float" office:value="-0.00511930585683297">
            <text:p>-0.0051193059</text:p>
          </table:table-cell>
          <table:table-cell office:value-type="float" office:value="0.0150804079844816">
            <text:p>0.015080408</text:p>
          </table:table-cell>
          <table:table-cell office:value-type="float" office:value="0.973374674489815">
            <text:p>0.9733746745</text:p>
          </table:table-cell>
          <table:table-cell office:value-type="float" office:value="0.982133795794298">
            <text:p>0.9821337958</text:p>
          </table:table-cell>
          <table:table-cell office:value-type="float" office:value="1.05322716860744">
            <text:p>1.05322716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8685">
            <text:p>8685</text:p>
          </table:table-cell>
          <table:table-cell office:value-type="float" office:value="11316">
            <text:p>11316</text:p>
          </table:table-cell>
          <table:table-cell office:value-type="float" office:value="17512">
            <text:p>17512</text:p>
          </table:table-cell>
          <table:table-cell office:value-type="float" office:value="128.75">
            <text:p>128.75</text:p>
          </table:table-cell>
          <table:table-cell office:value-type="float" office:value="345.75">
            <text:p>345.75</text:p>
          </table:table-cell>
          <table:table-cell office:value-type="float" office:value="-14.125">
            <text:p>-14.125</text:p>
          </table:table-cell>
          <table:table-cell office:value-type="float" office:value="0.0148244099021301">
            <text:p>0.0148244099</text:p>
          </table:table-cell>
          <table:table-cell office:value-type="float" office:value="0.0305540827147402">
            <text:p>0.0305540827</text:p>
          </table:table-cell>
          <table:table-cell office:value-type="float" office:value="-0.000806589767016903">
            <text:p>-0.0008065898</text:p>
          </table:table-cell>
          <table:table-cell office:value-type="float" office:value="1.05231617039019">
            <text:p>1.0523161704</text:p>
          </table:table-cell>
          <table:table-cell office:value-type="float" office:value="1.10876905136385">
            <text:p>1.1087690514</text:p>
          </table:table-cell>
          <table:table-cell office:value-type="float" office:value="0.997178210966063">
            <text:p>0.997178211</text:p>
          </table:table-cell>
          <table:table-cell office:value-type="float" office:value="0">
            <text:p>0</text:p>
          </table:table-cell>
          <table:table-cell office:value-type="float" office:value="23.0307454946289">
            <text:p>23.0307454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745">
            <text:p>8745</text:p>
          </table:table-cell>
          <table:table-cell office:value-type="float" office:value="11282">
            <text:p>11282</text:p>
          </table:table-cell>
          <table:table-cell office:value-type="float" office:value="18172">
            <text:p>18172</text:p>
          </table:table-cell>
          <table:table-cell office:value-type="float" office:value="252.625">
            <text:p>252.625</text:p>
          </table:table-cell>
          <table:table-cell office:value-type="float" office:value="24.75">
            <text:p>24.75</text:p>
          </table:table-cell>
          <table:table-cell office:value-type="float" office:value="-52.375">
            <text:p>-52.375</text:p>
          </table:table-cell>
          <table:table-cell office:value-type="float" office:value="0.0288879359634077">
            <text:p>0.028887936</text:p>
          </table:table-cell>
          <table:table-cell office:value-type="float" office:value="0.00219375997163623">
            <text:p>0.00219376</text:p>
          </table:table-cell>
          <table:table-cell office:value-type="float" office:value="-0.00288218137794409">
            <text:p>-0.0028821814</text:p>
          </table:table-cell>
          <table:table-cell office:value-type="float" office:value="1.10274342104661">
            <text:p>1.102743421</text:p>
          </table:table-cell>
          <table:table-cell office:value-type="float" office:value="1.00768759256304">
            <text:p>1.0076875926</text:p>
          </table:table-cell>
          <table:table-cell office:value-type="float" office:value="0.989928646837407">
            <text:p>0.9899286468</text:p>
          </table:table-cell>
          <table:table-cell office:value-type="float" office:value="24.3392763521174">
            <text:p>24.33927635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712">
            <text:p>8712</text:p>
          </table:table-cell>
          <table:table-cell office:value-type="float" office:value="11434">
            <text:p>11434</text:p>
          </table:table-cell>
          <table:table-cell office:value-type="float" office:value="17472">
            <text:p>17472</text:p>
          </table:table-cell>
          <table:table-cell office:value-type="float" office:value="55.25">
            <text:p>55.25</text:p>
          </table:table-cell>
          <table:table-cell office:value-type="float" office:value="-93.5">
            <text:p>-93.5</text:p>
          </table:table-cell>
          <table:table-cell office:value-type="float" office:value="3">
            <text:p>3</text:p>
          </table:table-cell>
          <table:table-cell office:value-type="float" office:value="0.00634182736455464">
            <text:p>0.0063418274</text:p>
          </table:table-cell>
          <table:table-cell office:value-type="float" office:value="-0.00817736575126815">
            <text:p>-0.0081773658</text:p>
          </table:table-cell>
          <table:table-cell office:value-type="float" office:value="0.000171703296703297">
            <text:p>0.0001717033</text:p>
          </table:table-cell>
          <table:table-cell office:value-type="float" office:value="1.02227522457361">
            <text:p>1.0222752246</text:p>
          </table:table-cell>
          <table:table-cell office:value-type="float" office:value="0.971510283719396">
            <text:p>0.9715102837</text:p>
          </table:table-cell>
          <table:table-cell office:value-type="float" office:value="1.00060101932322">
            <text:p>1.00060101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635">
            <text:p>8635</text:p>
          </table:table-cell>
          <table:table-cell office:value-type="float" office:value="11362">
            <text:p>11362</text:p>
          </table:table-cell>
          <table:table-cell office:value-type="float" office:value="17534">
            <text:p>17534</text:p>
          </table:table-cell>
          <table:table-cell office:value-type="float" office:value="-47.625">
            <text:p>-47.625</text:p>
          </table:table-cell>
          <table:table-cell office:value-type="float" office:value="87.625">
            <text:p>87.625</text:p>
          </table:table-cell>
          <table:table-cell office:value-type="float" office:value="70.625">
            <text:p>70.625</text:p>
          </table:table-cell>
          <table:table-cell office:value-type="float" office:value="-0.00551534452808338">
            <text:p>-0.0055153445</text:p>
          </table:table-cell>
          <table:table-cell office:value-type="float" office:value="0.00771211054391832">
            <text:p>0.0077121105</text:p>
          </table:table-cell>
          <table:table-cell office:value-type="float" office:value="0.00402788867343447">
            <text:p>0.0040278887</text:p>
          </table:table-cell>
          <table:table-cell office:value-type="float" office:value="0.980755915441225">
            <text:p>0.9807559154</text:p>
          </table:table-cell>
          <table:table-cell office:value-type="float" office:value="1.02710896113584">
            <text:p>1.0271089611</text:p>
          </table:table-cell>
          <table:table-cell office:value-type="float" office:value="1.01412940917587">
            <text:p>1.0141294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430">
            <text:p>430</text:p>
          </table:table-cell>
          <table:table-cell office:value-type="float" office:value="8350">
            <text:p>8350</text:p>
          </table:table-cell>
          <table:table-cell office:value-type="float" office:value="12320">
            <text:p>12320</text:p>
          </table:table-cell>
          <table:table-cell office:value-type="float" office:value="19853">
            <text:p>19853</text:p>
          </table:table-cell>
          <table:table-cell office:value-type="float" office:value="122.75">
            <text:p>122.75</text:p>
          </table:table-cell>
          <table:table-cell office:value-type="float" office:value="-74.75">
            <text:p>-74.75</text:p>
          </table:table-cell>
          <table:table-cell office:value-type="float" office:value="149.25">
            <text:p>149.25</text:p>
          </table:table-cell>
          <table:table-cell office:value-type="float" office:value="0.0147005988023952">
            <text:p>0.0147005988</text:p>
          </table:table-cell>
          <table:table-cell office:value-type="float" office:value="-0.00606737012987013">
            <text:p>-0.0060673701</text:p>
          </table:table-cell>
          <table:table-cell office:value-type="float" office:value="0.00751775550294666">
            <text:p>0.0075177555</text:p>
          </table:table-cell>
          <table:table-cell office:value-type="float" office:value="1.05187566671448">
            <text:p>1.0518756667</text:p>
          </table:table-cell>
          <table:table-cell office:value-type="float" office:value="0.978836357986829">
            <text:p>0.978836358</text:p>
          </table:table-cell>
          <table:table-cell office:value-type="float" office:value="1.02642291689001">
            <text:p>1.02642291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2954">
            <text:p>12954</text:p>
          </table:table-cell>
          <table:table-cell office:value-type="float" office:value="18358">
            <text:p>18358</text:p>
          </table:table-cell>
          <table:table-cell office:value-type="float" office:value="-82.75">
            <text:p>-82.75</text:p>
          </table:table-cell>
          <table:table-cell office:value-type="float" office:value="-37.25">
            <text:p>-37.25</text:p>
          </table:table-cell>
          <table:table-cell office:value-type="float" office:value="190.5">
            <text:p>190.5</text:p>
          </table:table-cell>
          <table:table-cell office:value-type="float" office:value="-0.00987941738299905">
            <text:p>-0.0098794174</text:p>
          </table:table-cell>
          <table:table-cell office:value-type="float" office:value="-0.00287555967268797">
            <text:p>-0.0028755597</text:p>
          </table:table-cell>
          <table:table-cell office:value-type="float" office:value="0.0103769473798889">
            <text:p>0.0103769474</text:p>
          </table:table-cell>
          <table:table-cell office:value-type="float" office:value="0.965613340819645">
            <text:p>0.9656133408</text:p>
          </table:table-cell>
          <table:table-cell office:value-type="float" office:value="0.989951748078717">
            <text:p>0.9899517481</text:p>
          </table:table-cell>
          <table:table-cell office:value-type="float" office:value="1.03653037066198">
            <text:p>1.0365303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700">
            <text:p>8700</text:p>
          </table:table-cell>
          <table:table-cell office:value-type="float" office:value="11992">
            <text:p>11992</text:p>
          </table:table-cell>
          <table:table-cell office:value-type="float" office:value="17067">
            <text:p>17067</text:p>
          </table:table-cell>
          <table:table-cell office:value-type="float" office:value="-115.5">
            <text:p>-115.5</text:p>
          </table:table-cell>
          <table:table-cell office:value-type="float" office:value="-79.25">
            <text:p>-79.25</text:p>
          </table:table-cell>
          <table:table-cell office:value-type="float" office:value="-83.125">
            <text:p>-83.125</text:p>
          </table:table-cell>
          <table:table-cell office:value-type="float" office:value="-0.0132758620689655">
            <text:p>-0.0132758621</text:p>
          </table:table-cell>
          <table:table-cell office:value-type="float" office:value="-0.00660857238158773">
            <text:p>-0.0066085724</text:p>
          </table:table-cell>
          <table:table-cell office:value-type="float" office:value="-0.00487051034159489">
            <text:p>-0.0048705103</text:p>
          </table:table-cell>
          <table:table-cell office:value-type="float" office:value="0.953879929845422">
            <text:p>0.9538799298</text:p>
          </table:table-cell>
          <table:table-cell office:value-type="float" office:value="0.976955596193131">
            <text:p>0.9769555962</text:p>
          </table:table-cell>
          <table:table-cell office:value-type="float" office:value="0.982999708671554">
            <text:p>0.98299970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492">
            <text:p>8492</text:p>
          </table:table-cell>
          <table:table-cell office:value-type="float" office:value="11956">
            <text:p>11956</text:p>
          </table:table-cell>
          <table:table-cell office:value-type="float" office:value="16827">
            <text:p>16827</text:p>
          </table:table-cell>
          <table:table-cell office:value-type="float" office:value="69.375">
            <text:p>69.375</text:p>
          </table:table-cell>
          <table:table-cell office:value-type="float" office:value="26">
            <text:p>26</text:p>
          </table:table-cell>
          <table:table-cell office:value-type="float" office:value="71.625">
            <text:p>71.625</text:p>
          </table:table-cell>
          <table:table-cell office:value-type="float" office:value="0.00816945360339143">
            <text:p>0.0081694536</text:p>
          </table:table-cell>
          <table:table-cell office:value-type="float" office:value="0.00217464034794246">
            <text:p>0.0021746403</text:p>
          </table:table-cell>
          <table:table-cell office:value-type="float" office:value="0.00425655197004814">
            <text:p>0.004256552</text:p>
          </table:table-cell>
          <table:table-cell office:value-type="float" office:value="1.02872389795734">
            <text:p>1.028723898</text:p>
          </table:table-cell>
          <table:table-cell office:value-type="float" office:value="1.00762051017666">
            <text:p>1.0076205102</text:p>
          </table:table-cell>
          <table:table-cell office:value-type="float" office:value="1.01493344363513">
            <text:p>1.0149334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8074">
            <text:p>8074</text:p>
          </table:table-cell>
          <table:table-cell office:value-type="float" office:value="11738">
            <text:p>11738</text:p>
          </table:table-cell>
          <table:table-cell office:value-type="float" office:value="19403">
            <text:p>19403</text:p>
          </table:table-cell>
          <table:table-cell office:value-type="float" office:value="141.5">
            <text:p>141.5</text:p>
          </table:table-cell>
          <table:table-cell office:value-type="float" office:value="97.875">
            <text:p>97.875</text:p>
          </table:table-cell>
          <table:table-cell office:value-type="float" office:value="94.125">
            <text:p>94.125</text:p>
          </table:table-cell>
          <table:table-cell office:value-type="float" office:value="0.017525390141194">
            <text:p>0.0175253901</text:p>
          </table:table-cell>
          <table:table-cell office:value-type="float" office:value="0.00833830294769126">
            <text:p>0.0083383029</text:p>
          </table:table-cell>
          <table:table-cell office:value-type="float" office:value="0.00485105396072772">
            <text:p>0.004851054</text:p>
          </table:table-cell>
          <table:table-cell office:value-type="float" office:value="1.0619408585214">
            <text:p>1.0619408585</text:p>
          </table:table-cell>
          <table:table-cell office:value-type="float" office:value="1.02932033381717">
            <text:p>1.0293203338</text:p>
          </table:table-cell>
          <table:table-cell office:value-type="float" office:value="1.01702481300263">
            <text:p>1.0170248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2232">
            <text:p>12232</text:p>
          </table:table-cell>
          <table:table-cell office:value-type="float" office:value="17798">
            <text:p>17798</text:p>
          </table:table-cell>
          <table:table-cell office:value-type="float" office:value="-30">
            <text:p>-30</text:p>
          </table:table-cell>
          <table:table-cell office:value-type="float" office:value="138.25">
            <text:p>138.25</text:p>
          </table:table-cell>
          <table:table-cell office:value-type="float" office:value="204.125">
            <text:p>204.125</text:p>
          </table:table-cell>
          <table:table-cell office:value-type="float" office:value="-0.0037448508301086">
            <text:p>-0.0037448508</text:p>
          </table:table-cell>
          <table:table-cell office:value-type="float" office:value="0.0113023217789405">
            <text:p>0.0113023218</text:p>
          </table:table-cell>
          <table:table-cell office:value-type="float" office:value="0.0114689852792449">
            <text:p>0.0114689853</text:p>
          </table:table-cell>
          <table:table-cell office:value-type="float" office:value="0.98692050895379">
            <text:p>0.986920509</text:p>
          </table:table-cell>
          <table:table-cell office:value-type="float" office:value="1.03980850148238">
            <text:p>1.0398085015</text:p>
          </table:table-cell>
          <table:table-cell office:value-type="float" office:value="1.04039926221909">
            <text:p>1.04039926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11864">
            <text:p>11864</text:p>
          </table:table-cell>
          <table:table-cell office:value-type="float" office:value="19947">
            <text:p>19947</text:p>
          </table:table-cell>
          <table:table-cell office:value-type="float" office:value="-109.25">
            <text:p>-109.25</text:p>
          </table:table-cell>
          <table:table-cell office:value-type="float" office:value="389.5">
            <text:p>389.5</text:p>
          </table:table-cell>
          <table:table-cell office:value-type="float" office:value="563.75">
            <text:p>563.75</text:p>
          </table:table-cell>
          <table:table-cell office:value-type="float" office:value="-0.0133134291981477">
            <text:p>-0.0133134292</text:p>
          </table:table-cell>
          <table:table-cell office:value-type="float" office:value="0.0328304113283884">
            <text:p>0.0328304113</text:p>
          </table:table-cell>
          <table:table-cell office:value-type="float" office:value="0.0282623953476713">
            <text:p>0.0282623953</text:p>
          </table:table-cell>
          <table:table-cell office:value-type="float" office:value="0.953750402704631">
            <text:p>0.9537504027</text:p>
          </table:table-cell>
          <table:table-cell office:value-type="float" office:value="1.11701899802902">
            <text:p>1.117018998</text:p>
          </table:table-cell>
          <table:table-cell office:value-type="float" office:value="1.10048395917879">
            <text:p>1.1004839592</text:p>
          </table:table-cell>
          <table:table-cell office:value-type="float" office:value="0">
            <text:p>0</text:p>
          </table:table-cell>
          <table:table-cell office:value-type="float" office:value="21.4576683188762">
            <text:p>21.4576683189</text:p>
          </table:table-cell>
          <table:table-cell office:value-type="float" office:value="24.8703860351747">
            <text:p>24.870386035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8886">
            <text:p>8886</text:p>
          </table:table-cell>
          <table:table-cell office:value-type="float" office:value="12942">
            <text:p>12942</text:p>
          </table:table-cell>
          <table:table-cell office:value-type="float" office:value="22360">
            <text:p>22360</text:p>
          </table:table-cell>
          <table:table-cell office:value-type="float" office:value="352.375">
            <text:p>352.375</text:p>
          </table:table-cell>
          <table:table-cell office:value-type="float" office:value="348.375">
            <text:p>348.375</text:p>
          </table:table-cell>
          <table:table-cell office:value-type="float" office:value="624.625">
            <text:p>624.625</text:p>
          </table:table-cell>
          <table:table-cell office:value-type="float" office:value="0.0396550753995048">
            <text:p>0.0396550754</text:p>
          </table:table-cell>
          <table:table-cell office:value-type="float" office:value="0.0269181733889662">
            <text:p>0.0269181734</text:p>
          </table:table-cell>
          <table:table-cell office:value-type="float" office:value="0.0279349284436494">
            <text:p>0.0279349284</text:p>
          </table:table-cell>
          <table:table-cell office:value-type="float" office:value="1.14187491290795">
            <text:p>1.1418749129</text:p>
          </table:table-cell>
          <table:table-cell office:value-type="float" office:value="1.09563379945623">
            <text:p>1.0956337995</text:p>
          </table:table-cell>
          <table:table-cell office:value-type="float" office:value="1.09930175559799">
            <text:p>1.0993017556</text:p>
          </table:table-cell>
          <table:table-cell office:value-type="float" office:value="17.8237337763121">
            <text:p>17.8237337763</text:p>
          </table:table-cell>
          <table:table-cell office:value-type="float" office:value="26.09519592762">
            <text:p>26.0951959276</text:p>
          </table:table-cell>
          <table:table-cell office:value-type="float" office:value="25.1579034367198">
            <text:p>25.157903436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822">
            <text:p>8822</text:p>
          </table:table-cell>
          <table:table-cell office:value-type="float" office:value="13450">
            <text:p>13450</text:p>
          </table:table-cell>
          <table:table-cell office:value-type="float" office:value="21397">
            <text:p>21397</text:p>
          </table:table-cell>
          <table:table-cell office:value-type="float" office:value="85.5">
            <text:p>85.5</text:p>
          </table:table-cell>
          <table:table-cell office:value-type="float" office:value="62.25">
            <text:p>62.25</text:p>
          </table:table-cell>
          <table:table-cell office:value-type="float" office:value="883.25">
            <text:p>883.25</text:p>
          </table:table-cell>
          <table:table-cell office:value-type="float" office:value="0.00969167989118114">
            <text:p>0.0096916799</text:p>
          </table:table-cell>
          <table:table-cell office:value-type="float" office:value="0.00462825278810409">
            <text:p>0.0046282528</text:p>
          </table:table-cell>
          <table:table-cell office:value-type="float" office:value="0.0412791512828901">
            <text:p>0.0412791513</text:p>
          </table:table-cell>
          <table:table-cell office:value-type="float" office:value="1.034104979791">
            <text:p>1.0341049798</text:p>
          </table:table-cell>
          <table:table-cell office:value-type="float" office:value="1.01624086937715">
            <text:p>1.0162408694</text:p>
          </table:table-cell>
          <table:table-cell office:value-type="float" office:value="1.14781680741816">
            <text:p>1.1478168074</text:p>
          </table:table-cell>
          <table:table-cell table:number-columns-repeated="2" office:value-type="float" office:value="0">
            <text:p>0</text:p>
          </table:table-cell>
          <table:table-cell office:value-type="float" office:value="17.1359385312612">
            <text:p>17.135938531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9156">
            <text:p>9156</text:p>
          </table:table-cell>
          <table:table-cell office:value-type="float" office:value="12543">
            <text:p>12543</text:p>
          </table:table-cell>
          <table:table-cell office:value-type="float" office:value="20853">
            <text:p>20853</text:p>
          </table:table-cell>
          <table:table-cell office:value-type="float" office:value="149.5">
            <text:p>149.5</text:p>
          </table:table-cell>
          <table:table-cell office:value-type="float" office:value="108">
            <text:p>108</text:p>
          </table:table-cell>
          <table:table-cell office:value-type="float" office:value="736">
            <text:p>736</text:p>
          </table:table-cell>
          <table:table-cell office:value-type="float" office:value="0.0163280908693753">
            <text:p>0.0163280909</text:p>
          </table:table-cell>
          <table:table-cell office:value-type="float" office:value="0.00861038029179622">
            <text:p>0.0086103803</text:p>
          </table:table-cell>
          <table:table-cell office:value-type="float" office:value="0.0352946818203616">
            <text:p>0.0352946818</text:p>
          </table:table-cell>
          <table:table-cell office:value-type="float" office:value="1.05767086688363">
            <text:p>1.0576708669</text:p>
          </table:table-cell>
          <table:table-cell office:value-type="float" office:value="1.03028164277287">
            <text:p>1.0302816428</text:p>
          </table:table-cell>
          <table:table-cell office:value-type="float" office:value="1.12597298691827">
            <text:p>1.1259729869</text:p>
          </table:table-cell>
          <table:table-cell table:number-columns-repeated="2" office:value-type="float" office:value="0">
            <text:p>0</text:p>
          </table:table-cell>
          <table:table-cell office:value-type="float" office:value="19.983426273095">
            <text:p>19.983426273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4000">
            <text:p>14000</text:p>
          </table:table-cell>
          <table:table-cell office:value-type="float" office:value="21208">
            <text:p>21208</text:p>
          </table:table-cell>
          <table:table-cell office:value-type="float" office:value="281.75">
            <text:p>281.75</text:p>
          </table:table-cell>
          <table:table-cell office:value-type="float" office:value="356.625">
            <text:p>356.625</text:p>
          </table:table-cell>
          <table:table-cell office:value-type="float" office:value="231.5">
            <text:p>231.5</text:p>
          </table:table-cell>
          <table:table-cell office:value-type="float" office:value="0.0323107798165138">
            <text:p>0.0323107798</text:p>
          </table:table-cell>
          <table:table-cell office:value-type="float" office:value="0.0254732142857143">
            <text:p>0.0254732143</text:p>
          </table:table-cell>
          <table:table-cell office:value-type="float" office:value="0.0109156921916258">
            <text:p>0.0109156922</text:p>
          </table:table-cell>
          <table:table-cell office:value-type="float" office:value="1.11513394288281">
            <text:p>1.1151339429</text:p>
          </table:table-cell>
          <table:table-cell office:value-type="float" office:value="1.09042806390625">
            <text:p>1.0904280639</text:p>
          </table:table-cell>
          <table:table-cell office:value-type="float" office:value="1.03843846124929">
            <text:p>1.0384384612</text:p>
          </table:table-cell>
          <table:table-cell office:value-type="float" office:value="21.7972422587872">
            <text:p>21.7972422588</text:p>
          </table:table-cell>
          <table:table-cell office:value-type="float" office:value="27.5559458177277">
            <text:p>27.5559458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8802">
            <text:p>8802</text:p>
          </table:table-cell>
          <table:table-cell office:value-type="float" office:value="15030">
            <text:p>15030</text:p>
          </table:table-cell>
          <table:table-cell office:value-type="float" office:value="21550">
            <text:p>21550</text:p>
          </table:table-cell>
          <table:table-cell office:value-type="float" office:value="302.375">
            <text:p>302.375</text:p>
          </table:table-cell>
          <table:table-cell office:value-type="float" office:value="-140.5">
            <text:p>-140.5</text:p>
          </table:table-cell>
          <table:table-cell office:value-type="float" office:value="635">
            <text:p>635</text:p>
          </table:table-cell>
          <table:table-cell office:value-type="float" office:value="0.0343529879572824">
            <text:p>0.034352988</text:p>
          </table:table-cell>
          <table:table-cell office:value-type="float" office:value="-0.00934797072521623">
            <text:p>-0.0093479707</text:p>
          </table:table-cell>
          <table:table-cell office:value-type="float" office:value="0.0294663573085847">
            <text:p>0.0294663573</text:p>
          </table:table-cell>
          <table:table-cell office:value-type="float" office:value="1.12254850830241">
            <text:p>1.1225485083</text:p>
          </table:table-cell>
          <table:table-cell office:value-type="float" office:value="0.967453376192835">
            <text:p>0.9674533762</text:p>
          </table:table-cell>
          <table:table-cell office:value-type="float" office:value="1.1048340523576">
            <text:p>1.1048340524</text:p>
          </table:table-cell>
          <table:table-cell office:value-type="float" office:value="20.5218247377831">
            <text:p>20.5218247378</text:p>
          </table:table-cell>
          <table:table-cell office:value-type="float" office:value="0">
            <text:p>0</text:p>
          </table:table-cell>
          <table:table-cell office:value-type="float" office:value="23.8682374893701">
            <text:p>23.868237489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595">
            <text:p>14595</text:p>
          </table:table-cell>
          <table:table-cell office:value-type="float" office:value="23382">
            <text:p>23382</text:p>
          </table:table-cell>
          <table:table-cell office:value-type="float" office:value="46">
            <text:p>46</text:p>
          </table:table-cell>
          <table:table-cell office:value-type="float" office:value="109.375">
            <text:p>109.375</text:p>
          </table:table-cell>
          <table:table-cell office:value-type="float" office:value="142.375">
            <text:p>142.375</text:p>
          </table:table-cell>
          <table:table-cell office:value-type="float" office:value="0.00538767861325837">
            <text:p>0.0053876786</text:p>
          </table:table-cell>
          <table:table-cell office:value-type="float" office:value="0.00749400479616307">
            <text:p>0.0074940048</text:p>
          </table:table-cell>
          <table:table-cell office:value-type="float" office:value="0.00608908562141819">
            <text:p>0.0060890856</text:p>
          </table:table-cell>
          <table:table-cell office:value-type="float" office:value="1.01891376822485">
            <text:p>1.0189137682</text:p>
          </table:table-cell>
          <table:table-cell office:value-type="float" office:value="1.02633909059802">
            <text:p>1.0263390906</text:p>
          </table:table-cell>
          <table:table-cell office:value-type="float" office:value="1.02138447052383">
            <text:p>1.02138447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888">
            <text:p>8888</text:p>
          </table:table-cell>
          <table:table-cell office:value-type="float" office:value="14349">
            <text:p>14349</text:p>
          </table:table-cell>
          <table:table-cell office:value-type="float" office:value="22680">
            <text:p>22680</text:p>
          </table:table-cell>
          <table:table-cell office:value-type="float" office:value="115.875">
            <text:p>115.875</text:p>
          </table:table-cell>
          <table:table-cell office:value-type="float" office:value="505.75">
            <text:p>505.75</text:p>
          </table:table-cell>
          <table:table-cell office:value-type="float" office:value="178.875">
            <text:p>178.875</text:p>
          </table:table-cell>
          <table:table-cell office:value-type="float" office:value="0.0130372412241224">
            <text:p>0.0130372412</text:p>
          </table:table-cell>
          <table:table-cell office:value-type="float" office:value="0.0352463586312635">
            <text:p>0.0352463586</text:p>
          </table:table-cell>
          <table:table-cell office:value-type="float" office:value="0.00788690476190476">
            <text:p>0.0078869048</text:p>
          </table:table-cell>
          <table:table-cell office:value-type="float" office:value="1.04596348481555">
            <text:p>1.0459634848</text:p>
          </table:table-cell>
          <table:table-cell office:value-type="float" office:value="1.12579717457108">
            <text:p>1.1257971746</text:p>
          </table:table-cell>
          <table:table-cell office:value-type="float" office:value="1.02772608506944">
            <text:p>1.0277260851</text:p>
          </table:table-cell>
          <table:table-cell office:value-type="float" office:value="0">
            <text:p>0</text:p>
          </table:table-cell>
          <table:table-cell office:value-type="float" office:value="20.0103540813112">
            <text:p>20.0103540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460">
            <text:p>10460</text:p>
          </table:table-cell>
          <table:table-cell office:value-type="float" office:value="14718">
            <text:p>14718</text:p>
          </table:table-cell>
          <table:table-cell office:value-type="float" office:value="21896">
            <text:p>21896</text:p>
          </table:table-cell>
          <table:table-cell office:value-type="float" office:value="292.25">
            <text:p>292.25</text:p>
          </table:table-cell>
          <table:table-cell office:value-type="float" office:value="188.5">
            <text:p>188.5</text:p>
          </table:table-cell>
          <table:table-cell office:value-type="float" office:value="437.25">
            <text:p>437.25</text:p>
          </table:table-cell>
          <table:table-cell office:value-type="float" office:value="0.0279397705544933">
            <text:p>0.0279397706</text:p>
          </table:table-cell>
          <table:table-cell office:value-type="float" office:value="0.0128074466639489">
            <text:p>0.0128074467</text:p>
          </table:table-cell>
          <table:table-cell office:value-type="float" office:value="0.0199694008037998">
            <text:p>0.0199694008</text:p>
          </table:table-cell>
          <table:table-cell office:value-type="float" office:value="1.09931923326686">
            <text:p>1.0993192333</text:p>
          </table:table-cell>
          <table:table-cell office:value-type="float" office:value="1.04514756347632">
            <text:p>1.0451475635</text:p>
          </table:table-cell>
          <table:table-cell office:value-type="float" office:value="1.07067450567149">
            <text:p>1.0706745057</text:p>
          </table:table-cell>
          <table:table-cell office:value-type="float" office:value="25.1536029534062">
            <text:p>25.15360295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11645">
            <text:p>11645</text:p>
          </table:table-cell>
          <table:table-cell office:value-type="float" office:value="15133">
            <text:p>15133</text:p>
          </table:table-cell>
          <table:table-cell office:value-type="float" office:value="22385">
            <text:p>22385</text:p>
          </table:table-cell>
          <table:table-cell office:value-type="float" office:value="-253.875">
            <text:p>-253.875</text:p>
          </table:table-cell>
          <table:table-cell office:value-type="float" office:value="412.75">
            <text:p>412.75</text:p>
          </table:table-cell>
          <table:table-cell office:value-type="float" office:value="485.75">
            <text:p>485.75</text:p>
          </table:table-cell>
          <table:table-cell office:value-type="float" office:value="-0.0218012022327179">
            <text:p>-0.0218012022</text:p>
          </table:table-cell>
          <table:table-cell office:value-type="float" office:value="0.027274829842067">
            <text:p>0.0272748298</text:p>
          </table:table-cell>
          <table:table-cell office:value-type="float" office:value="0.0216997989725262">
            <text:p>0.021699799</text:p>
          </table:table-cell>
          <table:table-cell office:value-type="float" office:value="0.924627365326319">
            <text:p>0.9246273653</text:p>
          </table:table-cell>
          <table:table-cell office:value-type="float" office:value="1.09691998047935">
            <text:p>1.0969199805</text:p>
          </table:table-cell>
          <table:table-cell office:value-type="float" office:value="1.07687222370372">
            <text:p>1.0768722237</text:p>
          </table:table-cell>
          <table:table-cell office:value-type="float" office:value="-31.4461420468046">
            <text:p>-31.4461420468</text:p>
          </table:table-cell>
          <table:table-cell office:value-type="float" office:value="25.7584566470611">
            <text:p>25.7584566471</text:p>
          </table:table-cell>
          <table:table-cell office:value-type="float" office:value="32.2878958754536">
            <text:p>32.287895875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14">
            <text:p>314</text:p>
          </table:table-cell>
          <table:table-cell office:value-type="float" office:value="10840">
            <text:p>10840</text:p>
          </table:table-cell>
          <table:table-cell office:value-type="float" office:value="15557">
            <text:p>15557</text:p>
          </table:table-cell>
          <table:table-cell office:value-type="float" office:value="23712">
            <text:p>23712</text:p>
          </table:table-cell>
          <table:table-cell office:value-type="float" office:value="443.5">
            <text:p>443.5</text:p>
          </table:table-cell>
          <table:table-cell office:value-type="float" office:value="-240.875">
            <text:p>-240.875</text:p>
          </table:table-cell>
          <table:table-cell office:value-type="float" office:value="-57.125">
            <text:p>-57.125</text:p>
          </table:table-cell>
          <table:table-cell office:value-type="float" office:value="0.0409132841328413">
            <text:p>0.0409132841</text:p>
          </table:table-cell>
          <table:table-cell office:value-type="float" office:value="-0.0154833836858006">
            <text:p>-0.0154833837</text:p>
          </table:table-cell>
          <table:table-cell office:value-type="float" office:value="-0.0024091177462888">
            <text:p>-0.0024091177</text:p>
          </table:table-cell>
          <table:table-cell office:value-type="float" office:value="1.14647733222927">
            <text:p>1.1464773322</text:p>
          </table:table-cell>
          <table:table-cell office:value-type="float" office:value="0.946278038033607">
            <text:p>0.946278038</text:p>
          </table:table-cell>
          <table:table-cell office:value-type="float" office:value="0.991579463430688">
            <text:p>0.9915794634</text:p>
          </table:table-cell>
          <table:table-cell office:value-type="float" office:value="17.2861186618761">
            <text:p>17.28611866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10695">
            <text:p>10695</text:p>
          </table:table-cell>
          <table:table-cell office:value-type="float" office:value="15250">
            <text:p>15250</text:p>
          </table:table-cell>
          <table:table-cell office:value-type="float" office:value="23320">
            <text:p>23320</text:p>
          </table:table-cell>
          <table:table-cell office:value-type="float" office:value="359.375">
            <text:p>359.375</text:p>
          </table:table-cell>
          <table:table-cell office:value-type="float" office:value="-95.25">
            <text:p>-95.25</text:p>
          </table:table-cell>
          <table:table-cell office:value-type="float" office:value="-68.5">
            <text:p>-68.5</text:p>
          </table:table-cell>
          <table:table-cell office:value-type="float" office:value="0.0336021505376344">
            <text:p>0.0336021505</text:p>
          </table:table-cell>
          <table:table-cell office:value-type="float" office:value="-0.00624590163934426">
            <text:p>-0.0062459016</text:p>
          </table:table-cell>
          <table:table-cell office:value-type="float" office:value="-0.00293739279588336">
            <text:p>-0.0029373928</text:p>
          </table:table-cell>
          <table:table-cell office:value-type="float" office:value="1.1198205717424">
            <text:p>1.1198205717</text:p>
          </table:table-cell>
          <table:table-cell office:value-type="float" office:value="0.97821580638538">
            <text:p>0.9782158064</text:p>
          </table:table-cell>
          <table:table-cell office:value-type="float" office:value="0.989736036636225">
            <text:p>0.9897360366</text:p>
          </table:table-cell>
          <table:table-cell office:value-type="float" office:value="20.9727246794107">
            <text:p>20.97272467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75">
            <text:p>10175</text:p>
          </table:table-cell>
          <table:table-cell office:value-type="float" office:value="15218">
            <text:p>15218</text:p>
          </table:table-cell>
          <table:table-cell office:value-type="float" office:value="24396">
            <text:p>24396</text:p>
          </table:table-cell>
          <table:table-cell office:value-type="float" office:value="-15.25">
            <text:p>-15.25</text:p>
          </table:table-cell>
          <table:table-cell office:value-type="float" office:value="59.75">
            <text:p>59.75</text:p>
          </table:table-cell>
          <table:table-cell office:value-type="float" office:value="277.625">
            <text:p>277.625</text:p>
          </table:table-cell>
          <table:table-cell office:value-type="float" office:value="-0.0014987714987715">
            <text:p>-0.0014987715</text:p>
          </table:table-cell>
          <table:table-cell office:value-type="float" office:value="0.00392627152056775">
            <text:p>0.0039262715</text:p>
          </table:table-cell>
          <table:table-cell office:value-type="float" office:value="0.0113799393343171">
            <text:p>0.0113799393</text:p>
          </table:table-cell>
          <table:table-cell office:value-type="float" office:value="0.994758702533671">
            <text:p>0.9947587025</text:p>
          </table:table-cell>
          <table:table-cell office:value-type="float" office:value="1.01377216491377">
            <text:p>1.0137721649</text:p>
          </table:table-cell>
          <table:table-cell office:value-type="float" office:value="1.04008361358785">
            <text:p>1.04008361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260">
            <text:p>10260</text:p>
          </table:table-cell>
          <table:table-cell office:value-type="float" office:value="14894">
            <text:p>14894</text:p>
          </table:table-cell>
          <table:table-cell office:value-type="float" office:value="25156">
            <text:p>25156</text:p>
          </table:table-cell>
          <table:table-cell office:value-type="float" office:value="81.875">
            <text:p>81.875</text:p>
          </table:table-cell>
          <table:table-cell office:value-type="float" office:value="-240.5">
            <text:p>-240.5</text:p>
          </table:table-cell>
          <table:table-cell office:value-type="float" office:value="304">
            <text:p>304</text:p>
          </table:table-cell>
          <table:table-cell office:value-type="float" office:value="0.00798001949317739">
            <text:p>0.0079800195</text:p>
          </table:table-cell>
          <table:table-cell office:value-type="float" office:value="-0.016147441922922">
            <text:p>-0.0161474419</text:p>
          </table:table-cell>
          <table:table-cell office:value-type="float" office:value="0.0120845921450151">
            <text:p>0.0120845921</text:p>
          </table:table-cell>
          <table:table-cell office:value-type="float" office:value="1.0280548824199">
            <text:p>1.0280548824</text:p>
          </table:table-cell>
          <table:table-cell office:value-type="float" office:value="0.943995003435855">
            <text:p>0.9439950034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390">
            <text:p>390</text:p>
          </table:table-cell>
          <table:table-cell office:value-type="float" office:value="10290">
            <text:p>10290</text:p>
          </table:table-cell>
          <table:table-cell office:value-type="float" office:value="15600">
            <text:p>15600</text:p>
          </table:table-cell>
          <table:table-cell office:value-type="float" office:value="22935">
            <text:p>22935</text:p>
          </table:table-cell>
          <table:table-cell office:value-type="float" office:value="-177.5">
            <text:p>-177.5</text:p>
          </table:table-cell>
          <table:table-cell office:value-type="float" office:value="108">
            <text:p>108</text:p>
          </table:table-cell>
          <table:table-cell office:value-type="float" office:value="123.75">
            <text:p>123.75</text:p>
          </table:table-cell>
          <table:table-cell office:value-type="float" office:value="-0.0172497570456754">
            <text:p>-0.017249757</text:p>
          </table:table-cell>
          <table:table-cell office:value-type="float" office:value="0.00692307692307692">
            <text:p>0.0069230769</text:p>
          </table:table-cell>
          <table:table-cell office:value-type="float" office:value="0.00539568345323741">
            <text:p>0.0053956835</text:p>
          </table:table-cell>
          <table:table-cell office:value-type="float" office:value="0.94020905641168">
            <text:p>0.9402090564</text:p>
          </table:table-cell>
          <table:table-cell office:value-type="float" office:value="1.02432471005917">
            <text:p>1.0243247101</text:p>
          </table:table-cell>
          <table:table-cell office:value-type="float" office:value="1.01894195435019">
            <text:p>1.01894195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9900">
            <text:p>9900</text:p>
          </table:table-cell>
          <table:table-cell office:value-type="float" office:value="15445">
            <text:p>15445</text:p>
          </table:table-cell>
          <table:table-cell office:value-type="float" office:value="22295">
            <text:p>22295</text:p>
          </table:table-cell>
          <table:table-cell office:value-type="float" office:value="-103.875">
            <text:p>-103.875</text:p>
          </table:table-cell>
          <table:table-cell office:value-type="float" office:value="8.125">
            <text:p>8.125</text:p>
          </table:table-cell>
          <table:table-cell office:value-type="float" office:value="991.25">
            <text:p>991.25</text:p>
          </table:table-cell>
          <table:table-cell office:value-type="float" office:value="-0.0104924242424242">
            <text:p>-0.0104924242</text:p>
          </table:table-cell>
          <table:table-cell office:value-type="float" office:value="0.000526060213661379">
            <text:p>0.0005260602</text:p>
          </table:table-cell>
          <table:table-cell office:value-type="float" office:value="0.0444606413994169">
            <text:p>0.0444606414</text:p>
          </table:table-cell>
          <table:table-cell office:value-type="float" office:value="0.963492293445822">
            <text:p>0.9634922934</text:p>
          </table:table-cell>
          <table:table-cell office:value-type="float" office:value="1.00184175315694">
            <text:p>1.0018417532</text:p>
          </table:table-cell>
          <table:table-cell office:value-type="float" office:value="1.15948667221991">
            <text:p>1.1594866722</text:p>
          </table:table-cell>
          <table:table-cell table:number-columns-repeated="2" office:value-type="float" office:value="0">
            <text:p>0</text:p>
          </table:table-cell>
          <table:table-cell office:value-type="float" office:value="15.934191003539">
            <text:p>15.934191003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1160">
            <text:p>11160</text:p>
          </table:table-cell>
          <table:table-cell office:value-type="float" office:value="15438">
            <text:p>15438</text:p>
          </table:table-cell>
          <table:table-cell office:value-type="float" office:value="25350">
            <text:p>25350</text:p>
          </table:table-cell>
          <table:table-cell office:value-type="float" office:value="-54.125">
            <text:p>-54.125</text:p>
          </table:table-cell>
          <table:table-cell office:value-type="float" office:value="40.5">
            <text:p>40.5</text:p>
          </table:table-cell>
          <table:table-cell office:value-type="float" office:value="1080.625">
            <text:p>1080.625</text:p>
          </table:table-cell>
          <table:table-cell office:value-type="float" office:value="-0.00484991039426523">
            <text:p>-0.0048499104</text:p>
          </table:table-cell>
          <table:table-cell office:value-type="float" office:value="0.00262339681305869">
            <text:p>0.0026233968</text:p>
          </table:table-cell>
          <table:table-cell office:value-type="float" office:value="0.0426282051282051">
            <text:p>0.0426282051</text:p>
          </table:table-cell>
          <table:table-cell office:value-type="float" office:value="0.983071416016503">
            <text:p>0.983071416</text:p>
          </table:table-cell>
          <table:table-cell office:value-type="float" office:value="1.00919537797895">
            <text:p>1.009195378</text:p>
          </table:table-cell>
          <table:table-cell office:value-type="float" office:value="1.15276035913872">
            <text:p>1.1527603591</text:p>
          </table:table-cell>
          <table:table-cell table:number-columns-repeated="2" office:value-type="float" office:value="0">
            <text:p>0</text:p>
          </table:table-cell>
          <table:table-cell office:value-type="float" office:value="16.6044571570291">
            <text:p>16.60445715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9840">
            <text:p>9840</text:p>
          </table:table-cell>
          <table:table-cell office:value-type="float" office:value="15686">
            <text:p>15686</text:p>
          </table:table-cell>
          <table:table-cell office:value-type="float" office:value="26650">
            <text:p>26650</text:p>
          </table:table-cell>
          <table:table-cell office:value-type="float" office:value="37">
            <text:p>37</text:p>
          </table:table-cell>
          <table:table-cell office:value-type="float" office:value="382.375">
            <text:p>382.375</text:p>
          </table:table-cell>
          <table:table-cell office:value-type="float" office:value="1080.625">
            <text:p>1080.625</text:p>
          </table:table-cell>
          <table:table-cell office:value-type="float" office:value="0.00376016260162602">
            <text:p>0.0037601626</text:p>
          </table:table-cell>
          <table:table-cell office:value-type="float" office:value="0.0243768328445748">
            <text:p>0.0243768328</text:p>
          </table:table-cell>
          <table:table-cell office:value-type="float" office:value="0.0405487804878049">
            <text:p>0.0405487805</text:p>
          </table:table-cell>
          <table:table-cell office:value-type="float" office:value="1.01318828119836">
            <text:p>1.0131882812</text:p>
          </table:table-cell>
          <table:table-cell office:value-type="float" office:value="1.0864836057159">
            <text:p>1.0864836057</text:p>
          </table:table-cell>
          <table:table-cell office:value-type="float" office:value="1.14514337076145">
            <text:p>1.1451433708</text:p>
          </table:table-cell>
          <table:table-cell office:value-type="float" office:value="0">
            <text:p>0</text:p>
          </table:table-cell>
          <table:table-cell office:value-type="float" office:value="28.7798517325492">
            <text:p>28.7798517325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8832">
            <text:p>8832</text:p>
          </table:table-cell>
          <table:table-cell office:value-type="float" office:value="14812">
            <text:p>14812</text:p>
          </table:table-cell>
          <table:table-cell office:value-type="float" office:value="24695">
            <text:p>24695</text:p>
          </table:table-cell>
          <table:table-cell office:value-type="float" office:value="-4.75">
            <text:p>-4.75</text:p>
          </table:table-cell>
          <table:table-cell office:value-type="float" office:value="287.5">
            <text:p>287.5</text:p>
          </table:table-cell>
          <table:table-cell office:value-type="float" office:value="412.5">
            <text:p>412.5</text:p>
          </table:table-cell>
          <table:table-cell office:value-type="float" office:value="-0.000537817028985507">
            <text:p>-0.000537817</text:p>
          </table:table-cell>
          <table:table-cell office:value-type="float" office:value="0.0194099378881988">
            <text:p>0.0194099379</text:p>
          </table:table-cell>
          <table:table-cell office:value-type="float" office:value="0.0167037861915368">
            <text:p>0.0167037862</text:p>
          </table:table-cell>
          <table:table-cell office:value-type="float" office:value="0.998118207322978">
            <text:p>0.9981182073</text:p>
          </table:table-cell>
          <table:table-cell office:value-type="float" office:value="1.06867320415879">
            <text:p>1.0686732042</text:p>
          </table:table-cell>
          <table:table-cell office:value-type="float" office:value="1.05901012395772">
            <text:p>1.059010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0290">
            <text:p>10290</text:p>
          </table:table-cell>
          <table:table-cell office:value-type="float" office:value="16218">
            <text:p>16218</text:p>
          </table:table-cell>
          <table:table-cell office:value-type="float" office:value="28860">
            <text:p>28860</text:p>
          </table:table-cell>
          <table:table-cell office:value-type="float" office:value="136">
            <text:p>136</text:p>
          </table:table-cell>
          <table:table-cell office:value-type="float" office:value="586.5">
            <text:p>586.5</text:p>
          </table:table-cell>
          <table:table-cell office:value-type="float" office:value="2047.5">
            <text:p>2047.5</text:p>
          </table:table-cell>
          <table:table-cell office:value-type="float" office:value="0.0132167152575316">
            <text:p>0.0132167153</text:p>
          </table:table-cell>
          <table:table-cell office:value-type="float" office:value="0.0361635220125786">
            <text:p>0.036163522</text:p>
          </table:table-cell>
          <table:table-cell office:value-type="float" office:value="0.0709459459459459">
            <text:p>0.0709459459</text:p>
          </table:table-cell>
          <table:table-cell office:value-type="float" office:value="1.04660087926327">
            <text:p>1.0466008793</text:p>
          </table:table-cell>
          <table:table-cell office:value-type="float" office:value="1.12913561567976">
            <text:p>1.1291356157</text:p>
          </table:table-cell>
          <table:table-cell office:value-type="float" office:value="1.25817613221329">
            <text:p>1.2581761322</text:p>
          </table:table-cell>
          <table:table-cell office:value-type="float" office:value="0">
            <text:p>0</text:p>
          </table:table-cell>
          <table:table-cell office:value-type="float" office:value="19.5115480148192">
            <text:p>19.5115480148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1106">
            <text:p>11106</text:p>
          </table:table-cell>
          <table:table-cell office:value-type="float" office:value="17832">
            <text:p>17832</text:p>
          </table:table-cell>
          <table:table-cell office:value-type="float" office:value="30550">
            <text:p>30550</text:p>
          </table:table-cell>
          <table:table-cell office:value-type="float" office:value="233.875">
            <text:p>233.875</text:p>
          </table:table-cell>
          <table:table-cell office:value-type="float" office:value="546">
            <text:p>546</text:p>
          </table:table-cell>
          <table:table-cell office:value-type="float" office:value="1584.375">
            <text:p>1584.375</text:p>
          </table:table-cell>
          <table:table-cell office:value-type="float" office:value="0.0210584368809652">
            <text:p>0.0210584369</text:p>
          </table:table-cell>
          <table:table-cell office:value-type="float" office:value="0.0306191117092867">
            <text:p>0.0306191117</text:p>
          </table:table-cell>
          <table:table-cell office:value-type="float" office:value="0.0518617021276596">
            <text:p>0.0518617021</text:p>
          </table:table-cell>
          <table:table-cell office:value-type="float" office:value="1.07457370630056">
            <text:p>1.0745737063</text:p>
          </table:table-cell>
          <table:table-cell office:value-type="float" office:value="1.10900444978616">
            <text:p>1.1090044498</text:p>
          </table:table-cell>
          <table:table-cell office:value-type="float" office:value="1.18678764429606">
            <text:p>1.1867876443</text:p>
          </table:table-cell>
          <table:table-cell office:value-type="float" office:value="33.2607844367981">
            <text:p>33.2607844368</text:p>
          </table:table-cell>
          <table:table-cell office:value-type="float" office:value="22.9825614210159">
            <text:p>22.982561421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417">
            <text:p>41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11268">
            <text:p>11268</text:p>
          </table:table-cell>
          <table:table-cell office:value-type="float" office:value="18050">
            <text:p>18050</text:p>
          </table:table-cell>
          <table:table-cell office:value-type="float" office:value="30875">
            <text:p>30875</text:p>
          </table:table-cell>
          <table:table-cell office:value-type="float" office:value="549">
            <text:p>549</text:p>
          </table:table-cell>
          <table:table-cell office:value-type="float" office:value="978.5">
            <text:p>978.5</text:p>
          </table:table-cell>
          <table:table-cell office:value-type="float" office:value="1673.75">
            <text:p>1673.75</text:p>
          </table:table-cell>
          <table:table-cell office:value-type="float" office:value="0.0487220447284345">
            <text:p>0.0487220447</text:p>
          </table:table-cell>
          <table:table-cell table:number-columns-repeated="2" office:value-type="float" office:value="0.0542105263157895">
            <text:p>0.0542105263</text:p>
          </table:table-cell>
          <table:table-cell office:value-type="float" office:value="1.17517987832886">
            <text:p>1.1751798783</text:p>
          </table:table-cell>
          <table:table-cell table:number-columns-repeated="2" office:value-type="float" office:value="1.1954968531856">
            <text:p>1.1954968532</text:p>
          </table:table-cell>
          <table:table-cell office:value-type="float" office:value="14.5703876130914">
            <text:p>14.5703876131</text:p>
          </table:table-cell>
          <table:table-cell table:number-columns-repeated="2" office:value-type="float" office:value="13.1297344634041">
            <text:p>13.12973446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1040">
            <text:p>11040</text:p>
          </table:table-cell>
          <table:table-cell office:value-type="float" office:value="17640">
            <text:p>17640</text:p>
          </table:table-cell>
          <table:table-cell office:value-type="float" office:value="32630">
            <text:p>32630</text:p>
          </table:table-cell>
          <table:table-cell office:value-type="float" office:value="596.25">
            <text:p>596.25</text:p>
          </table:table-cell>
          <table:table-cell office:value-type="float" office:value="678">
            <text:p>678</text:p>
          </table:table-cell>
          <table:table-cell office:value-type="float" office:value="1990.625">
            <text:p>1990.625</text:p>
          </table:table-cell>
          <table:table-cell office:value-type="float" office:value="0.054008152173913">
            <text:p>0.0540081522</text:p>
          </table:table-cell>
          <table:table-cell office:value-type="float" office:value="0.0384353741496599">
            <text:p>0.0384353741</text:p>
          </table:table-cell>
          <table:table-cell office:value-type="float" office:value="0.0610059760956175">
            <text:p>0.0610059761</text:p>
          </table:table-cell>
          <table:table-cell office:value-type="float" office:value="1.19474561839113">
            <text:p>1.1947456184</text:p>
          </table:table-cell>
          <table:table-cell office:value-type="float" office:value="1.13741927437642">
            <text:p>1.1374192744</text:p>
          </table:table-cell>
          <table:table-cell office:value-type="float" office:value="1.22081550540864">
            <text:p>1.2208155054</text:p>
          </table:table-cell>
          <table:table-cell office:value-type="float" office:value="13.1776568055056">
            <text:p>13.1776568055</text:p>
          </table:table-cell>
          <table:table-cell office:value-type="float" office:value="18.3784899167004">
            <text:p>18.3784899167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2631">
            <text:p>12631</text:p>
          </table:table-cell>
          <table:table-cell office:value-type="float" office:value="20061">
            <text:p>20061</text:p>
          </table:table-cell>
          <table:table-cell office:value-type="float" office:value="38675">
            <text:p>38675</text:p>
          </table:table-cell>
          <table:table-cell office:value-type="float" office:value="386.75">
            <text:p>386.75</text:p>
          </table:table-cell>
          <table:table-cell office:value-type="float" office:value="614.25">
            <text:p>614.25</text:p>
          </table:table-cell>
          <table:table-cell office:value-type="float" office:value="520">
            <text:p>520</text:p>
          </table:table-cell>
          <table:table-cell table:number-columns-repeated="2" office:value-type="float" office:value="0.0306191117092867">
            <text:p>0.0306191117</text:p>
          </table:table-cell>
          <table:table-cell office:value-type="float" office:value="0.0134453781512605">
            <text:p>0.0134453782</text:p>
          </table:table-cell>
          <table:table-cell table:number-columns-repeated="2" office:value-type="float" office:value="1.10900444978616">
            <text:p>1.1090044498</text:p>
          </table:table-cell>
          <table:table-cell office:value-type="float" office:value="1.04741314878893">
            <text:p>1.0474131488</text:p>
          </table:table-cell>
          <table:table-cell table:number-columns-repeated="2" office:value-type="float" office:value="22.9825614210159">
            <text:p>22.982561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0">
            <text:p>650</text:p>
          </table:table-cell>
          <table:table-cell office:value-type="float" office:value="320">
            <text:p>320</text:p>
          </table:table-cell>
          <table:table-cell office:value-type="float" office:value="13090">
            <text:p>13090</text:p>
          </table:table-cell>
          <table:table-cell office:value-type="float" office:value="20790">
            <text:p>20790</text:p>
          </table:table-cell>
          <table:table-cell office:value-type="float" office:value="38025">
            <text:p>38025</text:p>
          </table:table-cell>
          <table:table-cell office:value-type="float" office:value="403.75">
            <text:p>403.75</text:p>
          </table:table-cell>
          <table:table-cell office:value-type="float" office:value="641.25">
            <text:p>641.25</text:p>
          </table:table-cell>
          <table:table-cell office:value-type="float" office:value="617.5">
            <text:p>617.5</text:p>
          </table:table-cell>
          <table:table-cell table:number-columns-repeated="2" office:value-type="float" office:value="0.0308441558441558">
            <text:p>0.0308441558</text:p>
          </table:table-cell>
          <table:table-cell office:value-type="float" office:value="0.0162393162393162">
            <text:p>0.0162393162</text:p>
          </table:table-cell>
          <table:table-cell table:number-columns-repeated="2" office:value-type="float" office:value="1.10981921487603">
            <text:p>1.1098192149</text:p>
          </table:table-cell>
          <table:table-cell office:value-type="float" office:value="1.05735448900577">
            <text:p>1.057354489</text:p>
          </table:table-cell>
          <table:table-cell table:number-columns-repeated="2" office:value-type="float" office:value="22.817380135502">
            <text:p>22.8173801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12495">
            <text:p>12495</text:p>
          </table:table-cell>
          <table:table-cell office:value-type="float" office:value="20928">
            <text:p>20928</text:p>
          </table:table-cell>
          <table:table-cell office:value-type="float" office:value="40040">
            <text:p>40040</text:p>
          </table:table-cell>
          <table:table-cell office:value-type="float" office:value="480.25">
            <text:p>480.25</text:p>
          </table:table-cell>
          <table:table-cell office:value-type="float" office:value="936">
            <text:p>936</text:p>
          </table:table-cell>
          <table:table-cell office:value-type="float" office:value="553.875">
            <text:p>553.875</text:p>
          </table:table-cell>
          <table:table-cell office:value-type="float" office:value="0.0384353741496599">
            <text:p>0.0384353741</text:p>
          </table:table-cell>
          <table:table-cell office:value-type="float" office:value="0.0447247706422018">
            <text:p>0.0447247706</text:p>
          </table:table-cell>
          <table:table-cell office:value-type="float" office:value="0.013833041958042">
            <text:p>0.013833042</text:p>
          </table:table-cell>
          <table:table-cell office:value-type="float" office:value="1.13741927437642">
            <text:p>1.1374192744</text:p>
          </table:table-cell>
          <table:table-cell office:value-type="float" office:value="1.16045729526134">
            <text:p>1.1604572953</text:p>
          </table:table-cell>
          <table:table-cell office:value-type="float" office:value="1.04879069883078">
            <text:p>1.0487906988</text:p>
          </table:table-cell>
          <table:table-cell office:value-type="float" office:value="18.3784899167004">
            <text:p>18.3784899167</text:p>
          </table:table-cell>
          <table:table-cell office:value-type="float" office:value="15.8421064083234">
            <text:p>15.8421064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13923">
            <text:p>13923</text:p>
          </table:table-cell>
          <table:table-cell office:value-type="float" office:value="22113">
            <text:p>22113</text:p>
          </table:table-cell>
          <table:table-cell office:value-type="float" office:value="39845">
            <text:p>39845</text:p>
          </table:table-cell>
          <table:table-cell office:value-type="float" office:value="701.25">
            <text:p>701.25</text:p>
          </table:table-cell>
          <table:table-cell office:value-type="float" office:value="1113.75">
            <text:p>1113.75</text:p>
          </table:table-cell>
          <table:table-cell office:value-type="float" office:value="1526.375">
            <text:p>1526.375</text:p>
          </table:table-cell>
          <table:table-cell table:number-columns-repeated="2" office:value-type="float" office:value="0.0503663003663004">
            <text:p>0.0503663004</text:p>
          </table:table-cell>
          <table:table-cell office:value-type="float" office:value="0.0383078177939516">
            <text:p>0.0383078178</text:p>
          </table:table-cell>
          <table:table-cell table:number-columns-repeated="2" office:value-type="float" office:value="1.18125410913872">
            <text:p>1.1812541091</text:p>
          </table:table-cell>
          <table:table-cell office:value-type="float" office:value="1.13695364053093">
            <text:p>1.1369536405</text:p>
          </table:table-cell>
          <table:table-cell table:number-columns-repeated="2" office:value-type="float" office:value="14.1058575299391">
            <text:p>14.1058575299</text:p>
          </table:table-cell>
          <table:table-cell office:value-type="float" office:value="18.4385464623967">
            <text:p>18.438546462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2">
            <text:p>342</text:p>
          </table:table-cell>
          <table:table-cell office:value-type="float" office:value="12192">
            <text:p>12192</text:p>
          </table:table-cell>
          <table:table-cell office:value-type="float" office:value="22015">
            <text:p>22015</text:p>
          </table:table-cell>
          <table:table-cell office:value-type="float" office:value="38675">
            <text:p>38675</text:p>
          </table:table-cell>
          <table:table-cell office:value-type="float" office:value="457.625">
            <text:p>457.625</text:p>
          </table:table-cell>
          <table:table-cell office:value-type="float" office:value="296">
            <text:p>296</text:p>
          </table:table-cell>
          <table:table-cell office:value-type="float" office:value="520">
            <text:p>520</text:p>
          </table:table-cell>
          <table:table-cell office:value-type="float" office:value="0.0375348589238845">
            <text:p>0.0375348589</text:p>
          </table:table-cell>
          <table:table-cell table:number-columns-repeated="2" office:value-type="float" office:value="0.0134453781512605">
            <text:p>0.0134453782</text:p>
          </table:table-cell>
          <table:table-cell office:value-type="float" office:value="1.13413338287709">
            <text:p>1.1341333829</text:p>
          </table:table-cell>
          <table:table-cell table:number-columns-repeated="2" office:value-type="float" office:value="1.04741314878893">
            <text:p>1.0474131488</text:p>
          </table:table-cell>
          <table:table-cell office:value-type="float" office:value="18.8112038852739">
            <text:p>18.81120388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3104">
            <text:p>13104</text:p>
          </table:table-cell>
          <table:table-cell office:value-type="float" office:value="22230">
            <text:p>22230</text:p>
          </table:table-cell>
          <table:table-cell office:value-type="float" office:value="38025">
            <text:p>38025</text:p>
          </table:table-cell>
          <table:table-cell office:value-type="float" office:value="386.875">
            <text:p>386.875</text:p>
          </table:table-cell>
          <table:table-cell office:value-type="float" office:value="361">
            <text:p>361</text:p>
          </table:table-cell>
          <table:table-cell office:value-type="float" office:value="617.5">
            <text:p>617.5</text:p>
          </table:table-cell>
          <table:table-cell office:value-type="float" office:value="0.029523427960928">
            <text:p>0.029523428</text:p>
          </table:table-cell>
          <table:table-cell table:number-columns-repeated="2" office:value-type="float" office:value="0.0162393162393162">
            <text:p>0.0162393162</text:p>
          </table:table-cell>
          <table:table-cell office:value-type="float" office:value="1.10504039814843">
            <text:p>1.1050403981</text:p>
          </table:table-cell>
          <table:table-cell table:number-columns-repeated="2" office:value-type="float" office:value="1.05735448900577">
            <text:p>1.057354489</text:p>
          </table:table-cell>
          <table:table-cell office:value-type="float" office:value="23.8227621817943">
            <text:p>23.8227621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3036">
            <text:p>13036</text:p>
          </table:table-cell>
          <table:table-cell office:value-type="float" office:value="22792">
            <text:p>22792</text:p>
          </table:table-cell>
          <table:table-cell office:value-type="float" office:value="40040">
            <text:p>40040</text:p>
          </table:table-cell>
          <table:table-cell office:value-type="float" office:value="591.375">
            <text:p>591.375</text:p>
          </table:table-cell>
          <table:table-cell office:value-type="float" office:value="67.25">
            <text:p>67.25</text:p>
          </table:table-cell>
          <table:table-cell office:value-type="float" office:value="118.125">
            <text:p>118.125</text:p>
          </table:table-cell>
          <table:table-cell office:value-type="float" office:value="0.045364759128567">
            <text:p>0.0453647591</text:p>
          </table:table-cell>
          <table:table-cell office:value-type="float" office:value="0.0029505967005967">
            <text:p>0.0029505967</text:p>
          </table:table-cell>
          <table:table-cell office:value-type="float" office:value="0.00295017482517483">
            <text:p>0.0029501748</text:p>
          </table:table-cell>
          <table:table-cell office:value-type="float" office:value="1.16281026123674">
            <text:p>1.1628102612</text:p>
          </table:table-cell>
          <table:table-cell office:value-type="float" office:value="1.01034415225303">
            <text:p>1.0103441523</text:p>
          </table:table-cell>
          <table:table-cell office:value-type="float" office:value="1.01034267080985">
            <text:p>1.0103426708</text:p>
          </table:table-cell>
          <table:table-cell office:value-type="float" office:value="15.6234303976341">
            <text:p>15.62343039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16557">
            <text:p>16557</text:p>
          </table:table-cell>
          <table:table-cell office:value-type="float" office:value="26485">
            <text:p>26485</text:p>
          </table:table-cell>
          <table:table-cell office:value-type="float" office:value="45220">
            <text:p>45220</text:p>
          </table:table-cell>
          <table:table-cell office:value-type="float" office:value="951.5">
            <text:p>951.5</text:p>
          </table:table-cell>
          <table:table-cell office:value-type="float" office:value="1709">
            <text:p>1709</text:p>
          </table:table-cell>
          <table:table-cell office:value-type="float" office:value="608">
            <text:p>608</text:p>
          </table:table-cell>
          <table:table-cell office:value-type="float" office:value="0.0574681403635924">
            <text:p>0.0574681404</text:p>
          </table:table-cell>
          <table:table-cell office:value-type="float" office:value="0.0645270908061167">
            <text:p>0.0645270908</text:p>
          </table:table-cell>
          <table:table-cell office:value-type="float" office:value="0.0134453781512605">
            <text:p>0.0134453782</text:p>
          </table:table-cell>
          <table:table-cell office:value-type="float" office:value="1.2076115621">
            <text:p>1.2076115621</text:p>
          </table:table-cell>
          <table:table-cell office:value-type="float" office:value="1.23400575889929">
            <text:p>1.2340057589</text:p>
          </table:table-cell>
          <table:table-cell office:value-type="float" office:value="1.04741314878893">
            <text:p>1.0474131488</text:p>
          </table:table-cell>
          <table:table-cell office:value-type="float" office:value="12.4047627193078">
            <text:p>12.4047627193</text:p>
          </table:table-cell>
          <table:table-cell office:value-type="float" office:value="11.0849180732278">
            <text:p>11.0849180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10">
            <text:p>410</text:p>
          </table:table-cell>
          <table:table-cell office:value-type="float" office:value="15240">
            <text:p>15240</text:p>
          </table:table-cell>
          <table:table-cell office:value-type="float" office:value="25908">
            <text:p>25908</text:p>
          </table:table-cell>
          <table:table-cell office:value-type="float" office:value="48590">
            <text:p>48590</text:p>
          </table:table-cell>
          <table:table-cell office:value-type="float" office:value="-46.125">
            <text:p>-46.125</text:p>
          </table:table-cell>
          <table:table-cell office:value-type="float" office:value="-78.5">
            <text:p>-78.5</text:p>
          </table:table-cell>
          <table:table-cell office:value-type="float" office:value="3736.25">
            <text:p>3736.25</text:p>
          </table:table-cell>
          <table:table-cell office:value-type="float" office:value="-0.00302657480314961">
            <text:p>-0.0030265748</text:p>
          </table:table-cell>
          <table:table-cell office:value-type="float" office:value="-0.00302995213833565">
            <text:p>-0.0030299521</text:p>
          </table:table-cell>
          <table:table-cell office:value-type="float" office:value="0.0768933937024079">
            <text:p>0.0768933937</text:p>
          </table:table-cell>
          <table:table-cell office:value-type="float" office:value="0.989424942092853">
            <text:p>0.9894249421</text:p>
          </table:table-cell>
          <table:table-cell office:value-type="float" office:value="0.989413161511348">
            <text:p>0.9894131615</text:p>
          </table:table-cell>
          <table:table-cell office:value-type="float" office:value="1.28071556218877">
            <text:p>1.2807155622</text:p>
          </table:table-cell>
          <table:table-cell table:number-columns-repeated="2" office:value-type="float" office:value="0">
            <text:p>0</text:p>
          </table:table-cell>
          <table:table-cell office:value-type="float" office:value="9.35668676705272">
            <text:p>9.356686767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8">
            <text:p>368</text:p>
          </table:table-cell>
          <table:table-cell office:value-type="float" office:value="16380">
            <text:p>16380</text:p>
          </table:table-cell>
          <table:table-cell office:value-type="float" office:value="26488">
            <text:p>26488</text:p>
          </table:table-cell>
          <table:table-cell office:value-type="float" office:value="46816">
            <text:p>46816</text:p>
          </table:table-cell>
          <table:table-cell office:value-type="float" office:value="-58">
            <text:p>-58</text:p>
          </table:table-cell>
          <table:table-cell office:value-type="float" office:value="373.125">
            <text:p>373.125</text:p>
          </table:table-cell>
          <table:table-cell office:value-type="float" office:value="659.5">
            <text:p>659.5</text:p>
          </table:table-cell>
          <table:table-cell office:value-type="float" office:value="-0.00354090354090354">
            <text:p>-0.0035409035</text:p>
          </table:table-cell>
          <table:table-cell office:value-type="float" office:value="0.0140865675022652">
            <text:p>0.0140865675</text:p>
          </table:table-cell>
          <table:table-cell office:value-type="float" office:value="0.0140870642515379">
            <text:p>0.0140870643</text:p>
          </table:table-cell>
          <table:table-cell office:value-type="float" office:value="0.987631412082694">
            <text:p>0.9876314121</text:p>
          </table:table-cell>
          <table:table-cell office:value-type="float" office:value="1.04969191177056">
            <text:p>1.0496919118</text:p>
          </table:table-cell>
          <table:table-cell office:value-type="float" office:value="1.04969367782367">
            <text:p>1.0496936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4510">
            <text:p>14510</text:p>
          </table:table-cell>
          <table:table-cell office:value-type="float" office:value="25536">
            <text:p>25536</text:p>
          </table:table-cell>
          <table:table-cell office:value-type="float" office:value="52853">
            <text:p>52853</text:p>
          </table:table-cell>
          <table:table-cell office:value-type="float" office:value="396.875">
            <text:p>396.875</text:p>
          </table:table-cell>
          <table:table-cell office:value-type="float" office:value="948.125">
            <text:p>948.125</text:p>
          </table:table-cell>
          <table:table-cell office:value-type="float" office:value="4965.625">
            <text:p>4965.625</text:p>
          </table:table-cell>
          <table:table-cell office:value-type="float" office:value="0.0273518263266713">
            <text:p>0.0273518263</text:p>
          </table:table-cell>
          <table:table-cell office:value-type="float" office:value="0.0371289552005013">
            <text:p>0.0371289552</text:p>
          </table:table-cell>
          <table:table-cell office:value-type="float" office:value="0.0939516205324201">
            <text:p>0.0939516205</text:p>
          </table:table-cell>
          <table:table-cell office:value-type="float" office:value="1.09719771205402">
            <text:p>1.0971977121</text:p>
          </table:table-cell>
          <table:table-cell office:value-type="float" office:value="1.13265331945774">
            <text:p>1.1326533195</text:p>
          </table:table-cell>
          <table:table-cell office:value-type="float" office:value="1.34613140958478">
            <text:p>1.3461314096</text:p>
          </table:table-cell>
          <table:table-cell office:value-type="float" office:value="25.6869124757154">
            <text:p>25.6869124757</text:p>
          </table:table-cell>
          <table:table-cell office:value-type="float" office:value="19.013110057698">
            <text:p>19.0131100577</text:p>
          </table:table-cell>
          <table:table-cell office:value-type="float" office:value="7.71909073609578">
            <text:p>7.719090736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4">
            <text:p>4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470">
            <text:p>470</text:p>
          </table:table-cell>
          <table:table-cell office:value-type="float" office:value="16599">
            <text:p>16599</text:p>
          </table:table-cell>
          <table:table-cell office:value-type="float" office:value="27950">
            <text:p>27950</text:p>
          </table:table-cell>
          <table:table-cell office:value-type="float" office:value="60461">
            <text:p>60461</text:p>
          </table:table-cell>
          <table:table-cell office:value-type="float" office:value="589.125">
            <text:p>589.125</text:p>
          </table:table-cell>
          <table:table-cell office:value-type="float" office:value="861.857142857143">
            <text:p>861.8571428571</text:p>
          </table:table-cell>
          <table:table-cell office:value-type="float" office:value="4533.875">
            <text:p>4533.875</text:p>
          </table:table-cell>
          <table:table-cell office:value-type="float" office:value="0.0354915958792698">
            <text:p>0.0354915959</text:p>
          </table:table-cell>
          <table:table-cell office:value-type="float" office:value="0.030835675951955">
            <text:p>0.030835676</text:p>
          </table:table-cell>
          <table:table-cell office:value-type="float" office:value="0.0749884222887481">
            <text:p>0.0749884223</text:p>
          </table:table-cell>
          <table:table-cell office:value-type="float" office:value="1.12668950619844">
            <text:p>1.1266895062</text:p>
          </table:table-cell>
          <table:table-cell office:value-type="float" office:value="1.10978851009821">
            <text:p>1.1097885101</text:p>
          </table:table-cell>
          <table:table-cell office:value-type="float" office:value="1.27348107442624">
            <text:p>1.2734810744</text:p>
          </table:table-cell>
          <table:table-cell office:value-type="float" office:value="19.8744552151706">
            <text:p>19.8744552152</text:p>
          </table:table-cell>
          <table:table-cell office:value-type="float" office:value="22.8235606242404">
            <text:p>22.8235606242</text:p>
          </table:table-cell>
          <table:table-cell office:value-type="float" office:value="9.5857864757976">
            <text:p>9.585786475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7272">
            <text:p>17272</text:p>
          </table:table-cell>
          <table:table-cell office:value-type="float" office:value="29133">
            <text:p>29133</text:p>
          </table:table-cell>
          <table:table-cell office:value-type="float" office:value="62910">
            <text:p>62910</text:p>
          </table:table-cell>
          <table:table-cell office:value-type="float" office:value="978.142857142857">
            <text:p>978.1428571429</text:p>
          </table:table-cell>
          <table:table-cell office:value-type="float" office:value="1340.57142857143">
            <text:p>1340.5714285714</text:p>
          </table:table-cell>
          <table:table-cell office:value-type="float" office:value="4646">
            <text:p>4646</text:p>
          </table:table-cell>
          <table:table-cell office:value-type="float" office:value="0.0566317078012307">
            <text:p>0.0566317078</text:p>
          </table:table-cell>
          <table:table-cell office:value-type="float" office:value="0.0460155640878532">
            <text:p>0.0460155641</text:p>
          </table:table-cell>
          <table:table-cell office:value-type="float" office:value="0.0738515339373708">
            <text:p>0.0738515339</text:p>
          </table:table-cell>
          <table:table-cell office:value-type="float" office:value="1.20449699194814">
            <text:p>1.2044969919</text:p>
          </table:table-cell>
          <table:table-cell office:value-type="float" office:value="1.1652046412986">
            <text:p>1.1652046413</text:p>
          </table:table-cell>
          <table:table-cell office:value-type="float" office:value="1.26917030494801">
            <text:p>1.2691703049</text:p>
          </table:table-cell>
          <table:table-cell office:value-type="float" office:value="12.5829517588056">
            <text:p>12.5829517588</text:p>
          </table:table-cell>
          <table:table-cell office:value-type="float" office:value="15.4072953532419">
            <text:p>15.4072953532</text:p>
          </table:table-cell>
          <table:table-cell office:value-type="float" office:value="9.72814254829445">
            <text:p>9.728142548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16882">
            <text:p>16882</text:p>
          </table:table-cell>
          <table:table-cell office:value-type="float" office:value="29056">
            <text:p>29056</text:p>
          </table:table-cell>
          <table:table-cell office:value-type="float" office:value="67330">
            <text:p>67330</text:p>
          </table:table-cell>
          <table:table-cell office:value-type="float" office:value="972.5">
            <text:p>972.5</text:p>
          </table:table-cell>
          <table:table-cell office:value-type="float" office:value="2705.2">
            <text:p>2705.2</text:p>
          </table:table-cell>
          <table:table-cell office:value-type="float" office:value="0">
            <text:p>0</text:p>
          </table:table-cell>
          <table:table-cell office:value-type="float" office:value="0.0576057339177823">
            <text:p>0.0576057339</text:p>
          </table:table-cell>
          <table:table-cell office:value-type="float" office:value="0.0931029735682819">
            <text:p>0.0931029736</text:p>
          </table:table-cell>
          <table:table-cell office:value-type="float" office:value="0">
            <text:p>0</text:p>
          </table:table-cell>
          <table:table-cell office:value-type="float" office:value="1.20812417304944">
            <text:p>1.208124173</text:p>
          </table:table-cell>
          <table:table-cell office:value-type="float" office:value="1.34285000831601">
            <text:p>1.3428500083</text:p>
          </table:table-cell>
          <table:table-cell office:value-type="float" office:value="1.25">
            <text:p>1.25</text:p>
          </table:table-cell>
          <table:table-cell office:value-type="float" office:value="12.3759460387636">
            <text:p>12.3759460388</text:p>
          </table:table-cell>
          <table:table-cell office:value-type="float" office:value="7.78638436962573">
            <text:p>7.7863843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57">
            <text:p>757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7523">
            <text:p>17523</text:p>
          </table:table-cell>
          <table:table-cell office:value-type="float" office:value="34630">
            <text:p>34630</text:p>
          </table:table-cell>
          <table:table-cell office:value-type="float" office:value="75031">
            <text:p>75031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office:value-type="float" office:value="5651.8">
            <text:p>5651.8</text:p>
          </table:table-cell>
          <table:table-cell office:value-type="float" office:value="0">
            <text:p>0</text:p>
          </table:table-cell>
          <table:table-cell office:value-type="float" office:value="0.0738954663586486">
            <text:p>0.0738954664</text:p>
          </table:table-cell>
          <table:table-cell office:value-type="float" office:value="0.0753261985046181">
            <text:p>0.0753261985</text:p>
          </table:table-cell>
          <table:table-cell office:value-type="float" office:value="1.03">
            <text:p>1.03</text:p>
          </table:table-cell>
          <table:table-cell office:value-type="float" office:value="1.26933679055406">
            <text:p>1.2693367906</text:p>
          </table:table-cell>
          <table:table-cell office:value-type="float" office:value="1.27476280568123">
            <text:p>1.2747628057</text:p>
          </table:table-cell>
          <table:table-cell office:value-type="float" office:value="0">
            <text:p>0</text:p>
          </table:table-cell>
          <table:table-cell office:value-type="float" office:value="9.72256019755724">
            <text:p>9.7225601976</text:p>
          </table:table-cell>
          <table:table-cell office:value-type="float" office:value="9.54431931433697">
            <text:p>9.544319314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5">
            <text:p>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7649">
            <text:p>17649</text:p>
          </table:table-cell>
          <table:table-cell office:value-type="float" office:value="36950">
            <text:p>36950</text:p>
          </table:table-cell>
          <table:table-cell office:value-type="float" office:value="81200">
            <text:p>81200</text:p>
          </table:table-cell>
          <table:table-cell table:number-columns-repeated="6" office:value-type="float" office:value="0">
            <text:p>0</text:p>
          </table:table-cell>
          <table:table-cell office:value-type="float" office:value="1.03">
            <text:p>1.03</text:p>
          </table:table-cell>
          <table:table-cell office:value-type="float" office:value="1.04">
            <text:p>1.04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616">
            <text:p>616</text:p>
          </table:table-cell>
          <table:table-cell office:value-type="float" office:value="17713">
            <text:p>17713</text:p>
          </table:table-cell>
          <table:table-cell office:value-type="float" office:value="38880">
            <text:p>38880</text:p>
          </table:table-cell>
          <table:table-cell office:value-type="float" office:value="87876">
            <text:p>87876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1">
            <text:p>1.1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13">
            <text:p>613</text:p>
          </table:table-cell>
          <table:table-cell office:value-type="float" office:value="17772">
            <text:p>17772</text:p>
          </table:table-cell>
          <table:table-cell office:value-type="float" office:value="40773">
            <text:p>40773</text:p>
          </table:table-cell>
          <table:table-cell office:value-type="float" office:value="95102">
            <text:p>95102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25">
            <text:p>1.25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5.5">
            <text:p>125.5</text:p>
          </table:table-cell>
          <table:table-cell office:value-type="float" office:value="6167.75">
            <text:p>6167.75</text:p>
          </table:table-cell>
          <table:table-cell office:value-type="float" office:value="22391.25">
            <text:p>22391.25</text:p>
          </table:table-cell>
          <table:table-cell office:value-type="float" office:value="19.925">
            <text:p>19.925</text:p>
          </table:table-cell>
          <table:table-cell table:number-columns-repeated="3" office:value-type="float" office:value="5">
            <text:p>5</text:p>
          </table:table-cell>
          <table:table-cell office:value-type="float" office:value="508">
            <text:p>508</text:p>
          </table:table-cell>
          <table:table-cell office:value-type="float" office:value="701">
            <text:p>701</text:p>
          </table:table-cell>
          <table:table-cell office:value-type="float" office:value="508">
            <text:p>508</text:p>
          </table:table-cell>
          <table:table-cell office:value-type="float" office:value="17830">
            <text:p>17830</text:p>
          </table:table-cell>
          <table:table-cell office:value-type="float" office:value="43202">
            <text:p>43202</text:p>
          </table:table-cell>
          <table:table-cell office:value-type="float" office:value="102921">
            <text:p>102921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1">
            <text:p>1.1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39.333333333333">
            <text:p>139.3333333333</text:p>
          </table:table-cell>
          <table:table-cell office:value-type="float" office:value="6330.66666666667">
            <text:p>6330.6666666667</text:p>
          </table:table-cell>
          <table:table-cell office:value-type="float" office:value="23111.6666666667">
            <text:p>23111.6666666667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079">
            <text:p>1079</text:p>
          </table:table-cell>
          <table:table-cell office:value-type="float" office:value="546">
            <text:p>546</text:p>
          </table:table-cell>
          <table:table-cell office:value-type="float" office:value="17889">
            <text:p>17889</text:p>
          </table:table-cell>
          <table:table-cell office:value-type="float" office:value="45853">
            <text:p>45853</text:p>
          </table:table-cell>
          <table:table-cell office:value-type="float" office:value="111383">
            <text:p>111383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13">
            <text:p>1.13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1.01">
            <text:p>1.01</text:p>
          </table:table-cell>
          <table:table-cell office:value-type="float" office:value="1.13">
            <text:p>1.13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.6">
            <text:p>19.6</text:p>
          </table:table-cell>
          <table:table-cell office:value-type="float" office:value="34.8">
            <text:p>34.8</text:p>
          </table:table-cell>
          <table:table-cell office:value-type="float" office:value="41.5">
            <text:p>41.5</text:p>
          </table:table-cell>
          <table:table-cell office:value-type="float" office:value="19348">
            <text:p>19348</text:p>
          </table:table-cell>
          <table:table-cell office:value-type="float" office:value="20396">
            <text:p>20396</text:p>
          </table:table-cell>
          <table:table-cell office:value-type="float" office:value="24598">
            <text:p>245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2:11.55</dc:date>
    <dc:creator>Liam Widdess</dc:creator>
    <meta:editing-duration>P2DT3H30M54S</meta:editing-duration>
    <meta:editing-cycles>185</meta:editing-cycles>
    <meta:generator>OpenOffice/4.1.7$Win32 OpenOffice.org_project/417m1$Build-9800</meta:generator>
    <meta:document-statistic meta:table-count="8" meta:cell-count="1112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58">
                <text:p>9658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94">
                <text:p>9194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122">
                <text:p>9122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705">
                <text:p>8705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165">
                <text:p>9165</text:p>
              </table:table-cell>
              <table:table-cell office:value-type="float" office:value="12412">
                <text:p>12412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265">
                <text:p>9265</text:p>
              </table:table-cell>
              <table:table-cell office:value-type="float" office:value="12189">
                <text:p>12189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038">
                <text:p>9038</text:p>
              </table:table-cell>
              <table:table-cell office:value-type="float" office:value="13010">
                <text:p>13010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826">
                <text:p>8826</text:p>
              </table:table-cell>
              <table:table-cell office:value-type="float" office:value="11642">
                <text:p>11642</text:p>
              </table:table-cell>
              <table:table-cell office:value-type="float" office:value="18290">
                <text:p>1829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472">
                <text:p>8472</text:p>
              </table:table-cell>
              <table:table-cell office:value-type="float" office:value="11606">
                <text:p>11606</text:p>
              </table:table-cell>
              <table:table-cell office:value-type="float" office:value="16605">
                <text:p>1660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290">
                <text:p>8290</text:p>
              </table:table-cell>
              <table:table-cell office:value-type="float" office:value="11768">
                <text:p>11768</text:p>
              </table:table-cell>
              <table:table-cell office:value-type="float" office:value="16631">
                <text:p>1663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632">
                <text:p>11632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195">
                <text:p>11195</text:p>
              </table:table-cell>
              <table:table-cell office:value-type="float" office:value="15882">
                <text:p>1588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380">
                <text:p>8380</text:p>
              </table:table-cell>
              <table:table-cell office:value-type="float" office:value="10883">
                <text:p>10883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11">
                <text:p>8311</text:p>
              </table:table-cell>
              <table:table-cell office:value-type="float" office:value="12082">
                <text:p>12082</text:p>
              </table:table-cell>
              <table:table-cell office:value-type="float" office:value="16533">
                <text:p>1653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294">
                <text:p>11294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0512">
                <text:p>10512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61">
                <text:p>7961</text:p>
              </table:table-cell>
              <table:table-cell office:value-type="float" office:value="10780">
                <text:p>10780</text:p>
              </table:table-cell>
              <table:table-cell office:value-type="float" office:value="14910">
                <text:p>1491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96">
                <text:p>7896</text:p>
              </table:table-cell>
              <table:table-cell office:value-type="float" office:value="10544">
                <text:p>10544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88">
                <text:p>8088</text:p>
              </table:table-cell>
              <table:table-cell office:value-type="float" office:value="10404">
                <text:p>10404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636">
                <text:p>7636</text:p>
              </table:table-cell>
              <table:table-cell office:value-type="float" office:value="10427">
                <text:p>10427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308">
                <text:p>7308</text:p>
              </table:table-cell>
              <table:table-cell office:value-type="float" office:value="10923">
                <text:p>10923</text:p>
              </table:table-cell>
              <table:table-cell office:value-type="float" office:value="17327">
                <text:p>1732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664">
                <text:p>11664</text:p>
              </table:table-cell>
              <table:table-cell office:value-type="float" office:value="16629">
                <text:p>1662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82">
                <text:p>7782</text:p>
              </table:table-cell>
              <table:table-cell office:value-type="float" office:value="11220">
                <text:p>11220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706">
                <text:p>7706</text:p>
              </table:table-cell>
              <table:table-cell office:value-type="float" office:value="10982">
                <text:p>10982</text:p>
              </table:table-cell>
              <table:table-cell office:value-type="float" office:value="16238">
                <text:p>1623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08">
                <text:p>7308</text:p>
              </table:table-cell>
              <table:table-cell office:value-type="float" office:value="11548">
                <text:p>11548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59">
                <text:p>7459</text:p>
              </table:table-cell>
              <table:table-cell office:value-type="float" office:value="11504">
                <text:p>11504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6">
                <text:p>7596</text:p>
              </table:table-cell>
              <table:table-cell office:value-type="float" office:value="11338">
                <text:p>11338</text:p>
              </table:table-cell>
              <table:table-cell office:value-type="float" office:value="17392">
                <text:p>1739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96">
                <text:p>8396</text:p>
              </table:table-cell>
              <table:table-cell office:value-type="float" office:value="11336">
                <text:p>11336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842">
                <text:p>8842</text:p>
              </table:table-cell>
              <table:table-cell office:value-type="float" office:value="11872">
                <text:p>11872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37">
                <text:p>8737</text:p>
              </table:table-cell>
              <table:table-cell office:value-type="float" office:value="11525">
                <text:p>11525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685">
                <text:p>8685</text:p>
              </table:table-cell>
              <table:table-cell office:value-type="float" office:value="11316">
                <text:p>11316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745">
                <text:p>8745</text:p>
              </table:table-cell>
              <table:table-cell office:value-type="float" office:value="11282">
                <text:p>11282</text:p>
              </table:table-cell>
              <table:table-cell office:value-type="float" office:value="18172">
                <text:p>1817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434">
                <text:p>11434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35">
                <text:p>8635</text:p>
              </table:table-cell>
              <table:table-cell office:value-type="float" office:value="11362">
                <text:p>11362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2320">
                <text:p>12320</text:p>
              </table:table-cell>
              <table:table-cell office:value-type="float" office:value="19853">
                <text:p>1985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2954">
                <text:p>12954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700">
                <text:p>8700</text:p>
              </table:table-cell>
              <table:table-cell office:value-type="float" office:value="11992">
                <text:p>11992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1956">
                <text:p>11956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738">
                <text:p>1173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2232">
                <text:p>12232</text:p>
              </table:table-cell>
              <table:table-cell office:value-type="float" office:value="17798">
                <text:p>177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864">
                <text:p>11864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886">
                <text:p>8886</text:p>
              </table:table-cell>
              <table:table-cell office:value-type="float" office:value="12942">
                <text:p>12942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822">
                <text:p>8822</text:p>
              </table:table-cell>
              <table:table-cell office:value-type="float" office:value="13450">
                <text:p>13450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56">
                <text:p>9156</text:p>
              </table:table-cell>
              <table:table-cell office:value-type="float" office:value="12543">
                <text:p>12543</text:p>
              </table:table-cell>
              <table:table-cell office:value-type="float" office:value="20853">
                <text:p>2085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4000">
                <text:p>14000</text:p>
              </table:table-cell>
              <table:table-cell office:value-type="float" office:value="21208">
                <text:p>2120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802">
                <text:p>8802</text:p>
              </table:table-cell>
              <table:table-cell office:value-type="float" office:value="15030">
                <text:p>15030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595">
                <text:p>14595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888">
                <text:p>8888</text:p>
              </table:table-cell>
              <table:table-cell office:value-type="float" office:value="14349">
                <text:p>14349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460">
                <text:p>10460</text:p>
              </table:table-cell>
              <table:table-cell office:value-type="float" office:value="14718">
                <text:p>14718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645">
                <text:p>11645</text:p>
              </table:table-cell>
              <table:table-cell office:value-type="float" office:value="15133">
                <text:p>15133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5557">
                <text:p>15557</text:p>
              </table:table-cell>
              <table:table-cell office:value-type="float" office:value="23712">
                <text:p>2371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95">
                <text:p>10695</text:p>
              </table:table-cell>
              <table:table-cell office:value-type="float" office:value="15250">
                <text:p>15250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75">
                <text:p>10175</text:p>
              </table:table-cell>
              <table:table-cell office:value-type="float" office:value="15218">
                <text:p>15218</text:p>
              </table:table-cell>
              <table:table-cell office:value-type="float" office:value="24396">
                <text:p>24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260">
                <text:p>10260</text:p>
              </table:table-cell>
              <table:table-cell office:value-type="float" office:value="14894">
                <text:p>14894</text:p>
              </table:table-cell>
              <table:table-cell office:value-type="float" office:value="25156">
                <text:p>2515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0290">
                <text:p>10290</text:p>
              </table:table-cell>
              <table:table-cell office:value-type="float" office:value="15600">
                <text:p>15600</text:p>
              </table:table-cell>
              <table:table-cell office:value-type="float" office:value="22935">
                <text:p>2293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9900">
                <text:p>9900</text:p>
              </table:table-cell>
              <table:table-cell office:value-type="float" office:value="15445">
                <text:p>15445</text:p>
              </table:table-cell>
              <table:table-cell office:value-type="float" office:value="22295">
                <text:p>2229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1160">
                <text:p>11160</text:p>
              </table:table-cell>
              <table:table-cell office:value-type="float" office:value="15438">
                <text:p>15438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9840">
                <text:p>9840</text:p>
              </table:table-cell>
              <table:table-cell office:value-type="float" office:value="15686">
                <text:p>15686</text:p>
              </table:table-cell>
              <table:table-cell office:value-type="float" office:value="26650">
                <text:p>2665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832">
                <text:p>8832</text:p>
              </table:table-cell>
              <table:table-cell office:value-type="float" office:value="14812">
                <text:p>14812</text:p>
              </table:table-cell>
              <table:table-cell office:value-type="float" office:value="24695">
                <text:p>2469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290">
                <text:p>10290</text:p>
              </table:table-cell>
              <table:table-cell office:value-type="float" office:value="16218">
                <text:p>16218</text:p>
              </table:table-cell>
              <table:table-cell office:value-type="float" office:value="28860">
                <text:p>2886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106">
                <text:p>11106</text:p>
              </table:table-cell>
              <table:table-cell office:value-type="float" office:value="17832">
                <text:p>17832</text:p>
              </table:table-cell>
              <table:table-cell office:value-type="float" office:value="30550">
                <text:p>3055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1268">
                <text:p>11268</text:p>
              </table:table-cell>
              <table:table-cell office:value-type="float" office:value="18050">
                <text:p>18050</text:p>
              </table:table-cell>
              <table:table-cell office:value-type="float" office:value="30875">
                <text:p>3087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1040">
                <text:p>11040</text:p>
              </table:table-cell>
              <table:table-cell office:value-type="float" office:value="17640">
                <text:p>17640</text:p>
              </table:table-cell>
              <table:table-cell office:value-type="float" office:value="32630">
                <text:p>3263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2631">
                <text:p>12631</text:p>
              </table:table-cell>
              <table:table-cell office:value-type="float" office:value="20061">
                <text:p>20061</text:p>
              </table:table-cell>
              <table:table-cell office:value-type="float" office:value="38675">
                <text:p>3867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3090">
                <text:p>13090</text:p>
              </table:table-cell>
              <table:table-cell office:value-type="float" office:value="20790">
                <text:p>20790</text:p>
              </table:table-cell>
              <table:table-cell office:value-type="float" office:value="38025">
                <text:p>3802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2495">
                <text:p>12495</text:p>
              </table:table-cell>
              <table:table-cell office:value-type="float" office:value="20928">
                <text:p>20928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3923">
                <text:p>13923</text:p>
              </table:table-cell>
              <table:table-cell office:value-type="float" office:value="22113">
                <text:p>22113</text:p>
              </table:table-cell>
              <table:table-cell office:value-type="float" office:value="39845">
                <text:p>3984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192">
                <text:p>12192</text:p>
              </table:table-cell>
              <table:table-cell office:value-type="float" office:value="22015">
                <text:p>22015</text:p>
              </table:table-cell>
              <table:table-cell office:value-type="float" office:value="38675">
                <text:p>3867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3104">
                <text:p>13104</text:p>
              </table:table-cell>
              <table:table-cell office:value-type="float" office:value="22230">
                <text:p>22230</text:p>
              </table:table-cell>
              <table:table-cell office:value-type="float" office:value="38025">
                <text:p>3802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3036">
                <text:p>13036</text:p>
              </table:table-cell>
              <table:table-cell office:value-type="float" office:value="22792">
                <text:p>22792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6557">
                <text:p>16557</text:p>
              </table:table-cell>
              <table:table-cell office:value-type="float" office:value="26485">
                <text:p>26485</text:p>
              </table:table-cell>
              <table:table-cell office:value-type="float" office:value="45220">
                <text:p>4522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5240">
                <text:p>15240</text:p>
              </table:table-cell>
              <table:table-cell office:value-type="float" office:value="25908">
                <text:p>25908</text:p>
              </table:table-cell>
              <table:table-cell office:value-type="float" office:value="48590">
                <text:p>4859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6380">
                <text:p>16380</text:p>
              </table:table-cell>
              <table:table-cell office:value-type="float" office:value="26488">
                <text:p>26488</text:p>
              </table:table-cell>
              <table:table-cell office:value-type="float" office:value="46816">
                <text:p>4681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510">
                <text:p>14510</text:p>
              </table:table-cell>
              <table:table-cell office:value-type="float" office:value="25536">
                <text:p>25536</text:p>
              </table:table-cell>
              <table:table-cell office:value-type="float" office:value="52853">
                <text:p>5285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599">
                <text:p>16599</text:p>
              </table:table-cell>
              <table:table-cell office:value-type="float" office:value="27950">
                <text:p>27950</text:p>
              </table:table-cell>
              <table:table-cell office:value-type="float" office:value="60461">
                <text:p>6046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7272">
                <text:p>17272</text:p>
              </table:table-cell>
              <table:table-cell office:value-type="float" office:value="29133">
                <text:p>29133</text:p>
              </table:table-cell>
              <table:table-cell office:value-type="float" office:value="62910">
                <text:p>6291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882">
                <text:p>16882</text:p>
              </table:table-cell>
              <table:table-cell office:value-type="float" office:value="29056">
                <text:p>29056</text:p>
              </table:table-cell>
              <table:table-cell office:value-type="float" office:value="67330">
                <text:p>6733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523">
                <text:p>17523</text:p>
              </table:table-cell>
              <table:table-cell office:value-type="float" office:value="34630">
                <text:p>34630</text:p>
              </table:table-cell>
              <table:table-cell office:value-type="float" office:value="75031">
                <text:p>7503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7649">
                <text:p>17649</text:p>
              </table:table-cell>
              <table:table-cell office:value-type="float" office:value="36950">
                <text:p>36950</text:p>
              </table:table-cell>
              <table:table-cell office:value-type="float" office:value="81200">
                <text:p>8120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7713">
                <text:p>17713</text:p>
              </table:table-cell>
              <table:table-cell office:value-type="float" office:value="38880">
                <text:p>38880</text:p>
              </table:table-cell>
              <table:table-cell office:value-type="float" office:value="87876">
                <text:p>8787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7772">
                <text:p>17772</text:p>
              </table:table-cell>
              <table:table-cell office:value-type="float" office:value="40773">
                <text:p>40773</text:p>
              </table:table-cell>
              <table:table-cell office:value-type="float" office:value="95102">
                <text:p>95102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830">
                <text:p>17830</text:p>
              </table:table-cell>
              <table:table-cell office:value-type="float" office:value="43202">
                <text:p>43202</text:p>
              </table:table-cell>
              <table:table-cell office:value-type="float" office:value="102921">
                <text:p>10292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889">
                <text:p>17889</text:p>
              </table:table-cell>
              <table:table-cell office:value-type="float" office:value="45853">
                <text:p>45853</text:p>
              </table:table-cell>
              <table:table-cell office:value-type="float" office:value="111383">
                <text:p>111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167.75">
                <text:p>6167.7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330.66666666667">
                <text:p>6330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9.925">
                <text:p>19.92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6620924601417">
                <text:p>0.95662092460141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2395728759416">
                <text:p>0.9239572875941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6730080310364">
                <text:p>0.92673008031036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51996740243148">
                <text:p>0.95199674024314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3743509605842">
                <text:p>0.9374350960584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0493026303176">
                <text:p>0.96049302630317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1759564998241">
                <text:p>0.96175956499824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3109859563034">
                <text:p>0.95310985956303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4966972767689">
                <text:p>0.98496697276768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278331400484">
                <text:p>0.9427833140048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5854545299886">
                <text:p>0.97585454529988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7439747736909">
                <text:p>0.97743974773690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8633864034002">
                <text:p>0.93863386403400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2122482101418">
                <text:p>0.96212248210141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2955198188969">
                <text:p>0.98295519818896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6979944880161">
                <text:p>0.99697994488016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295075388424">
                <text:p>1.0429507538842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0915837409344">
                <text:p>0.97091583740934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39600846378303">
                <text:p>0.9396008463783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00177979058059">
                <text:p>0.90017797905805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033160927895">
                <text:p>1.0203316092789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3586605491476">
                <text:p>0.9358660549147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768795144247">
                <text:p>0.97076879514424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3829317891879">
                <text:p>0.97382931789187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270444664986">
                <text:p>1.0527044466498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827964691212">
                <text:p>1.0682796469121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1494431901544">
                <text:p>0.97149443190154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7480736162586">
                <text:p>1.0748073616258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87059368072638">
                <text:p>0.98705936807263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6289947716186">
                <text:p>1.06289947716186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82133795794298">
                <text:p>0.98213379579429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876905136385">
                <text:p>1.108769051363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0768759256304">
                <text:p>1.0076875925630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1510283719396">
                <text:p>0.9715102837193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710896113584">
                <text:p>1.0271089611358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836357986829">
                <text:p>0.97883635798682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9951748078717">
                <text:p>0.98995174807871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6955596193131">
                <text:p>0.9769555961931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0762051017666">
                <text:p>1.0076205101766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2932033381717">
                <text:p>1.0293203338171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980850148238">
                <text:p>1.0398085014823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701899802902">
                <text:p>1.1170189980290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563379945623">
                <text:p>1.0956337994562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624086937715">
                <text:p>1.0162408693771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028164277287">
                <text:p>1.0302816427728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042806390625">
                <text:p>1.0904280639062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67453376192835">
                <text:p>0.9674533761928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633909059802">
                <text:p>1.0263390905980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579717457108">
                <text:p>1.1257971745710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4514756347632">
                <text:p>1.0451475634763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9691998047935">
                <text:p>1.0969199804793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46278038033607">
                <text:p>0.94627803803360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7821580638538">
                <text:p>0.9782158063853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1377216491377">
                <text:p>1.0137721649137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43995003435855">
                <text:p>0.94399500343585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2432471005917">
                <text:p>1.024324710059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0184175315694">
                <text:p>1.0018417531569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0919537797895">
                <text:p>1.0091953779789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864836057159">
                <text:p>1.086483605715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6867320415879">
                <text:p>1.0686732041587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0900444978616">
                <text:p>1.1090044497861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954968531856">
                <text:p>1.195496853185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3741927437642">
                <text:p>1.1374192743764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0900444978616">
                <text:p>1.1090044497861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0981921487603">
                <text:p>1.1098192148760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045729526134">
                <text:p>1.1604572952613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8125410913872">
                <text:p>1.1812541091387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4741314878893">
                <text:p>1.0474131487889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5735448900577">
                <text:p>1.0573544890057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1034415225303">
                <text:p>1.0103441522530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23400575889929">
                <text:p>1.2340057588992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89413161511348">
                <text:p>0.98941316151134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4969191177056">
                <text:p>1.049691911770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3265331945774">
                <text:p>1.1326533194577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0978851009821">
                <text:p>1.10978851009821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1652046412986">
                <text:p>1.165204641298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34285000831601">
                <text:p>1.34285000831601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26933679055406">
                <text:p>1.2693367905540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2391.25">
                <text:p>22391.2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3111.6666666667">
                <text:p>2311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